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96pt"/>
    </style:style>
    <style:style style:name="co2" style:family="table-column">
      <style:table-column-properties fo:break-before="auto" style:column-width="109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75pt" fo:break-before="auto" style:use-optimal-row-height="false"/>
    </style:style>
    <style:style style:name="ro3" style:family="table-row">
      <style:table-row-properties style:row-height="7.51pt" fo:break-before="auto" style:use-optimal-row-height="false"/>
    </style:style>
    <style:style style:name="ro4" style:family="table-row">
      <style:table-row-properties style:row-height="7.2pt" fo:break-before="auto" style:use-optimal-row-height="false"/>
    </style:style>
    <style:style style:name="ro5" style:family="table-row">
      <style:table-row-properties style:row-height="13.69pt" fo:break-before="auto" style:use-optimal-row-height="false"/>
    </style:style>
    <style:style style:name="ro6" style:family="table-row">
      <style:table-row-properties style:row-height="6.94pt" fo:break-before="auto" style:use-optimal-row-height="false"/>
    </style:style>
    <style:style style:name="ro7" style:family="table-row">
      <style:table-row-properties style:row-height="19.36pt" fo:break-before="auto" style:use-optimal-row-height="false"/>
    </style:style>
    <style:style style:name="ro8" style:family="table-row">
      <style:table-row-properties style:row-height="25pt" fo:break-before="auto" style:use-optimal-row-height="false"/>
    </style:style>
    <style:style style:name="ro9" style:family="table-row">
      <style:table-row-properties style:row-height="36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6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none" fo:wrap-option="wrap" fo:border-left="0.06pt solid #000000" fo:border-right="none" fo:border-top="none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65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69" style:family="table-cell" style:parent-style-name="Default">
      <style:table-cell-properties fo:border-bottom="none" fo:border-left="none" fo:border-right="0.06pt solid #000000" fo:border-top="none"/>
    </style:style>
    <style:style style:name="ce7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0.06pt solid #000000" fo:border-left="none" fo:border-right="0.06pt solid #000000" fo:border-top="none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fo:border-left="none" fo:border-right="0.06pt solid #000000" fo:border-top="0.06pt solid #000000"/>
    </style:style>
    <style:style style:name="ce68" style:family="table-cell" style:parent-style-name="Default">
      <style:table-cell-properties fo:border-bottom="0.06pt solid #000000" fo:border-left="none" fo:border-right="0.06pt solid #000000" fo:border-top="none"/>
    </style:style>
    <style:style style:name="ce75" style:family="table-cell" style:parent-style-name="Default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ackground-color="#fff9ae" fo:wrap-option="wrap" fo:border-left="0.06pt solid #000000" fo:border-right="none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0.06pt solid #000000" fo:background-color="#fff9ae" fo:wrap-option="wrap" fo:border-left="0.06pt solid #000000" fo:border-right="none" fo:border-top="none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fff9ae" fo:border-left="0.06pt solid #000000" fo:border-right="none" fo:border-top="0.06pt solid #0000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0.06pt solid #000000" fo:background-color="#fff9ae" fo:border-left="0.06pt solid #000000" fo:border-right="none" fo:border-top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fff9ae" fo:border-left="0.06pt solid #000000" fo:border-right="0.06pt solid #000000" fo:border-top="0.06pt solid #000000"/>
    </style:style>
    <style:style style:name="ce56" style:family="table-cell" style:parent-style-name="Default">
      <style:table-cell-properties fo:border-bottom="0.06pt solid #000000" fo:background-color="#fff9ae" fo:border-left="0.06pt solid #000000" fo:border-right="0.06pt solid #000000" fo:border-top="none"/>
    </style:style>
    <style:style style:name="ce62" style:family="table-cell" style:parent-style-name="Default">
      <style:table-cell-properties fo:border-bottom="0.06pt solid #000000" fo:background-color="#fff9a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fo:background-color="#fff9ae" fo:border-left="none" fo:border-right="none" fo:border-top="none"/>
    </style:style>
    <style:style style:name="ce81" style:family="table-cell" style:parent-style-name="Default">
      <style:table-cell-properties fo:border-bottom="0.06pt solid #000000" fo:background-color="#fff9a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fo:border-bottom="0.06pt solid #000000" fo:background-color="#fff9ae" fo:border-left="none" fo:border-right="0.06pt solid #000000" fo:border-top="none"/>
    </style:style>
    <style:style style:name="ce83" style:family="table-cell" style:parent-style-name="Default">
      <style:table-cell-properties fo:border-bottom="0.06pt solid #000000" fo:background-color="#fff9a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order-bottom="0.06pt solid #000000" fo:background-color="#fff9ae" fo:border-left="none" fo:border-right="0.06pt solid #000000" fo:border-top="none"/>
      <style:text-properties fo:font-weight="normal" style:font-weight-asian="normal" style:font-weight-complex="normal"/>
    </style:style>
    <style:style style:name="ce85" style:family="table-cell" style:parent-style-name="Default">
      <style:table-cell-properties fo:border-bottom="none" fo:background-color="#fff9ae" fo:border-left="none" fo:border-right="0.06pt solid #000000" fo:border-top="0.06pt solid #000000"/>
    </style:style>
    <style:style style:name="ce86" style:family="table-cell" style:parent-style-name="Default">
      <style:table-cell-properties fo:border-bottom="none" fo:background-color="#fff9ae" fo:border-left="none" fo:border-right="0.06pt solid #000000" fo:border-top="0.06pt solid #000000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order-bottom="0.06pt solid #000000" fo:background-color="#fff9a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0.06pt solid #000000" fo:background-color="#fff9ae" fo:border-left="none" fo:border-right="none" fo:border-top="none"/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</style:style>
    <style:style style:name="ce90" style:family="table-cell" style:parent-style-name="Default">
      <style:table-cell-properties fo:background-color="#fff9ae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font-style-asian="normal" fo:font-size="10pt" style:text-line-through-type="none" style:text-outline="false" style:text-line-through-mode="continuous" style:language-asian="zh" style:country-asian="CN" style:font-name-asian="Noto Sans CJK SC" style:font-size-asian="10pt" style:font-weight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3" table:number-columns-repeated="7" table:default-cell-style-name="Default"/>
        <table:table-row table:style-name="ro1">
          <table:table-cell/>
          <table:table-cell table:style-name="ce46"/>
          <table:table-cell table:style-name="ce53"/>
          <table:table-cell table:style-name="ce57"/>
          <table:table-cell table:number-columns-repeated="6"/>
        </table:table-row>
        <table:table-row table:style-name="ro1">
          <table:table-cell/>
          <table:table-cell table:style-name="ce46" office:value-type="string" calcext:value-type="string">
            <text:p>Property</text:p>
          </table:table-cell>
          <table:table-cell table:style-name="ce53" office:value-type="string" calcext:value-type="string">
            <text:p>Class</text:p>
          </table:table-cell>
          <table:table-cell table:style-name="ce58" office:value-type="string" calcext:value-type="string" table:number-columns-spanned="3" table:number-rows-spanned="1">
            <text:p>F1 (Average)</text:p>
          </table:table-cell>
          <table:covered-table-cell table:style-name="ce63"/>
          <table:covered-table-cell table:style-name="ce66"/>
          <table:table-cell table:style-name="ce73" office:value-type="string" calcext:value-type="string" table:number-columns-spanned="3" table:number-rows-spanned="1">
            <text:p>F1 (Max)</text:p>
          </table:table-cell>
          <table:covered-table-cell table:number-columns-repeated="2" table:style-name="ce63"/>
          <table:table-cell table:style-name="ce66" office:value-type="string" calcext:value-type="string">
            <text:p>Average</text:p>
          </table:table-cell>
        </table:table-row>
        <table:table-row table:style-name="ro2">
          <table:table-cell/>
          <table:table-cell table:style-name="ce47" office:value-type="string" calcext:value-type="string" table:number-columns-spanned="1" table:number-rows-spanned="2">
            <text:p>All</text:p>
          </table:table-cell>
          <table:table-cell table:style-name="ce54" office:value-type="string" calcext:value-type="string">
            <text:p>DT</text:p>
          </table:table-cell>
          <table:table-cell table:style-name="ce59"/>
          <table:table-cell table:style-name="ce64" table:formula="of:=([.D3]+[.D4])/2" office:value-type="float" office:value="0" calcext:value-type="float" table:number-columns-spanned="1" table:number-rows-spanned="2">
            <text:p>0</text:p>
          </table:table-cell>
          <table:table-cell table:style-name="ce67" table:number-columns-spanned="1" table:number-rows-spanned="2"/>
          <table:table-cell table:style-name="ce74"/>
          <table:table-cell table:style-name="ce64" table:formula="of:=([.G3]+[.G4])/2" office:value-type="float" office:value="0" calcext:value-type="float" table:number-columns-spanned="1" table:number-rows-spanned="2">
            <text:p>0</text:p>
          </table:table-cell>
          <table:table-cell table:style-name="ce67" table:number-columns-spanned="1" table:number-rows-spanned="2"/>
          <table:table-cell/>
        </table:table-row>
        <table:table-row table:style-name="ro2">
          <table:table-cell/>
          <table:covered-table-cell table:style-name="ce48"/>
          <table:table-cell table:style-name="ce55" office:value-type="string" calcext:value-type="string">
            <text:p>KNN</text:p>
          </table:table-cell>
          <table:table-cell table:style-name="ce60"/>
          <table:covered-table-cell table:style-name="ce65"/>
          <table:covered-table-cell table:style-name="ce23"/>
          <table:table-cell table:style-name="ce68"/>
          <table:covered-table-cell table:style-name="ce65"/>
          <table:covered-table-cell table:style-name="ce23"/>
          <table:table-cell/>
        </table:table-row>
        <table:table-row table:style-name="ro3">
          <table:table-cell/>
          <table:table-cell table:style-name="ce46"/>
          <table:table-cell table:style-name="ce53"/>
          <table:table-cell table:style-name="ce61"/>
          <table:table-cell/>
          <table:table-cell table:style-name="ce69"/>
          <table:table-cell table:style-name="ce57"/>
          <table:table-cell table:number-columns-repeated="3"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Complexity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56.97" calcext:value-type="float">
            <text:p>56.97</text:p>
          </table:table-cell>
          <table:table-cell table:style-name="ce64" table:formula="of:=([.D6]+[.D7])/2" office:value-type="float" office:value="53.55" calcext:value-type="float" table:number-columns-spanned="1" table:number-rows-spanned="2">
            <text:p>53.55</text:p>
          </table:table-cell>
          <table:table-cell table:style-name="ce70" table:formula="of:=[.E6]-[.E$3]" office:value-type="float" office:value="53.55" calcext:value-type="float" table:number-columns-spanned="1" table:number-rows-spanned="2">
            <text:p>53.55</text:p>
          </table:table-cell>
          <table:table-cell table:style-name="ce74" office:value-type="float" office:value="57.36" calcext:value-type="float">
            <text:p>57.36</text:p>
          </table:table-cell>
          <table:table-cell table:style-name="ce64" table:formula="of:=([.G6]+[.G7])/2" office:value-type="float" office:value="58.355" calcext:value-type="float" table:number-columns-spanned="1" table:number-rows-spanned="2">
            <text:p>58.355</text:p>
          </table:table-cell>
          <table:table-cell table:style-name="ce70" table:formula="of:=[.H6]-[.H$3]" office:value-type="float" office:value="58.355" calcext:value-type="float" table:number-columns-spanned="1" table:number-rows-spanned="2">
            <text:p>58.355</text:p>
          </table:table-cell>
          <table:table-cell table:style-name="ce67" table:formula="of:=([.I6]+[.F6])/2" office:value-type="float" office:value="55.9525" calcext:value-type="float" table:number-columns-spanned="1" table:number-rows-spanned="2">
            <text:p>55.9525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50.13" calcext:value-type="float">
            <text:p>50.13</text:p>
          </table:table-cell>
          <table:covered-table-cell table:style-name="ce65"/>
          <table:covered-table-cell table:style-name="ce71"/>
          <table:table-cell table:style-name="ce68" office:value-type="float" office:value="59.35" calcext:value-type="float">
            <text:p>59.35</text:p>
          </table:table-cell>
          <table:covered-table-cell table:style-name="ce65"/>
          <table:covered-table-cell table:style-name="ce71"/>
          <table:covered-table-cell table:style-name="ce23"/>
        </table:table-row>
        <table:table-row table:style-name="ro3">
          <table:table-cell/>
          <table:table-cell table:style-name="ce51"/>
          <table:table-cell/>
          <table:table-cell table:style-name="ce17"/>
          <table:table-cell/>
          <table:table-cell table:style-name="ce72"/>
          <table:table-cell table:style-name="ce69"/>
          <table:table-cell/>
          <table:table-cell table:style-name="ce11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Begin distances – Avg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57.85" calcext:value-type="float">
            <text:p>57.85</text:p>
          </table:table-cell>
          <table:table-cell table:style-name="ce64" table:formula="of:=([.D9]+[.D10])/2" office:value-type="float" office:value="44.3" calcext:value-type="float" table:number-columns-spanned="1" table:number-rows-spanned="2">
            <text:p>44.3</text:p>
          </table:table-cell>
          <table:table-cell table:style-name="ce70" table:formula="of:=[.E9]-[.E$3]" office:value-type="float" office:value="44.3" calcext:value-type="float" table:number-columns-spanned="1" table:number-rows-spanned="2">
            <text:p>44.3</text:p>
          </table:table-cell>
          <table:table-cell table:style-name="ce75" office:value-type="float" office:value="58" calcext:value-type="float">
            <text:p>58</text:p>
          </table:table-cell>
          <table:table-cell table:style-name="ce76" table:formula="of:=([.G9]+[.G10])/2" office:value-type="float" office:value="52.475" calcext:value-type="float" table:number-columns-spanned="1" table:number-rows-spanned="2">
            <text:p>52.475</text:p>
          </table:table-cell>
          <table:table-cell table:style-name="ce70" table:formula="of:=[.H9]-[.H$3]" office:value-type="float" office:value="52.475" calcext:value-type="float" table:number-columns-spanned="1" table:number-rows-spanned="2">
            <text:p>52.475</text:p>
          </table:table-cell>
          <table:table-cell table:style-name="ce67" table:formula="of:=([.I9]+[.F9])/2" office:value-type="float" office:value="48.3875" calcext:value-type="float" table:number-columns-spanned="1" table:number-rows-spanned="2">
            <text:p>48.3875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30.75" calcext:value-type="float">
            <text:p>30.75</text:p>
          </table:table-cell>
          <table:covered-table-cell table:style-name="ce65"/>
          <table:covered-table-cell table:style-name="ce71"/>
          <table:table-cell table:style-name="ce71" office:value-type="float" office:value="46.95" calcext:value-type="float">
            <text:p>46.95</text:p>
          </table:table-cell>
          <table:covered-table-cell table:style-name="ce77"/>
          <table:covered-table-cell table:style-name="ce71"/>
          <table:covered-table-cell table:style-name="ce23"/>
        </table:table-row>
        <table:table-row table:style-name="ro3">
          <table:table-cell/>
          <table:table-cell table:style-name="ce51"/>
          <table:table-cell/>
          <table: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Begin distances – Max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53.19" calcext:value-type="float">
            <text:p>53.19</text:p>
          </table:table-cell>
          <table:table-cell table:style-name="ce64" table:formula="of:=([.D12]+[.D13])/2" office:value-type="float" office:value="47.17" calcext:value-type="float" table:number-columns-spanned="1" table:number-rows-spanned="2">
            <text:p>47.17</text:p>
          </table:table-cell>
          <table:table-cell table:style-name="ce70" table:formula="of:=[.E12]-[.E$3]" office:value-type="float" office:value="47.17" calcext:value-type="float" table:number-columns-spanned="1" table:number-rows-spanned="2">
            <text:p>47.17</text:p>
          </table:table-cell>
          <table:table-cell table:style-name="ce75" office:value-type="float" office:value="53.19" calcext:value-type="float">
            <text:p>53.19</text:p>
          </table:table-cell>
          <table:table-cell table:style-name="ce76" table:formula="of:=([.G12]+[.G13])/2" office:value-type="float" office:value="54.87" calcext:value-type="float" table:number-columns-spanned="1" table:number-rows-spanned="2">
            <text:p>54.87</text:p>
          </table:table-cell>
          <table:table-cell table:style-name="ce70" table:formula="of:=[.H12]-[.H$3]" office:value-type="float" office:value="54.87" calcext:value-type="float" table:number-columns-spanned="1" table:number-rows-spanned="2">
            <text:p>54.87</text:p>
          </table:table-cell>
          <table:table-cell table:style-name="ce67" table:formula="of:=([.I12]+[.F12])/2" office:value-type="float" office:value="51.02" calcext:value-type="float" table:number-columns-spanned="1" table:number-rows-spanned="2">
            <text:p>51.02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41.15" calcext:value-type="float">
            <text:p>41.15</text:p>
          </table:table-cell>
          <table:covered-table-cell table:style-name="ce65"/>
          <table:covered-table-cell table:style-name="ce71"/>
          <table:table-cell table:style-name="ce71" office:value-type="float" office:value="56.55" calcext:value-type="float">
            <text:p>56.55</text:p>
          </table:table-cell>
          <table:covered-table-cell table:style-name="ce77"/>
          <table:covered-table-cell table:style-name="ce71"/>
          <table:covered-table-cell table:style-name="ce23"/>
        </table:table-row>
        <table:table-row table:style-name="ro3">
          <table:table-cell/>
          <table:table-cell table:style-name="ce51"/>
          <table:table-cell/>
          <table: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Begin distances – Min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55.69" calcext:value-type="float">
            <text:p>55.69</text:p>
          </table:table-cell>
          <table:table-cell table:style-name="ce64" table:formula="of:=([.D15]+[.D16])/2" office:value-type="float" office:value="37.655" calcext:value-type="float" table:number-columns-spanned="1" table:number-rows-spanned="2">
            <text:p>37.655</text:p>
          </table:table-cell>
          <table:table-cell table:style-name="ce70" table:formula="of:=[.E15]-[.E$3]" office:value-type="float" office:value="37.655" calcext:value-type="float" table:number-columns-spanned="1" table:number-rows-spanned="2">
            <text:p>37.655</text:p>
          </table:table-cell>
          <table:table-cell table:style-name="ce75" office:value-type="float" office:value="55.69" calcext:value-type="float">
            <text:p>55.69</text:p>
          </table:table-cell>
          <table:table-cell table:style-name="ce76" table:formula="of:=([.G15]+[.G16])/2" office:value-type="float" office:value="43.91" calcext:value-type="float" table:number-columns-spanned="1" table:number-rows-spanned="2">
            <text:p>43.91</text:p>
          </table:table-cell>
          <table:table-cell table:style-name="ce70" table:formula="of:=[.H15]-[.H$3]" office:value-type="float" office:value="43.91" calcext:value-type="float" table:number-columns-spanned="1" table:number-rows-spanned="2">
            <text:p>43.91</text:p>
          </table:table-cell>
          <table:table-cell table:style-name="ce67" table:formula="of:=([.I15]+[.F15])/2" office:value-type="float" office:value="40.7825" calcext:value-type="float" table:number-columns-spanned="1" table:number-rows-spanned="2">
            <text:p>40.7825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19.62" calcext:value-type="float">
            <text:p>19.62</text:p>
          </table:table-cell>
          <table:covered-table-cell table:style-name="ce65"/>
          <table:covered-table-cell table:style-name="ce71"/>
          <table:table-cell table:style-name="ce71" office:value-type="float" office:value="32.13" calcext:value-type="float">
            <text:p>32.13</text:p>
          </table:table-cell>
          <table:covered-table-cell table:style-name="ce77"/>
          <table:covered-table-cell table:style-name="ce71"/>
          <table:covered-table-cell table:style-name="ce23"/>
        </table:table-row>
        <table:table-row table:style-name="ro3">
          <table:table-cell/>
          <table:table-cell table:style-name="ce52" table:number-columns-spanned="3" table:number-rows-spanned="1"/>
          <table:covered-table-cell/>
          <table:covered-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End distances – Avg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60.86" calcext:value-type="float">
            <text:p>60.86</text:p>
          </table:table-cell>
          <table:table-cell table:style-name="ce64" table:formula="of:=([.D18]+[.D19])/2" office:value-type="float" office:value="52.96" calcext:value-type="float" table:number-columns-spanned="1" table:number-rows-spanned="2">
            <text:p>52.96</text:p>
          </table:table-cell>
          <table:table-cell table:style-name="ce70" table:formula="of:=[.E18]-[.E$3]" office:value-type="float" office:value="52.96" calcext:value-type="float" table:number-columns-spanned="1" table:number-rows-spanned="2">
            <text:p>52.96</text:p>
          </table:table-cell>
          <table:table-cell table:style-name="ce75" office:value-type="float" office:value="61.4" calcext:value-type="float">
            <text:p>61.4</text:p>
          </table:table-cell>
          <table:table-cell table:style-name="ce76" table:formula="of:=([.G18]+[.G19])/2" office:value-type="float" office:value="60.275" calcext:value-type="float" table:number-columns-spanned="1" table:number-rows-spanned="2">
            <text:p>60.275</text:p>
          </table:table-cell>
          <table:table-cell table:style-name="ce70" table:formula="of:=[.H18]-[.H$3]" office:value-type="float" office:value="60.275" calcext:value-type="float" table:number-columns-spanned="1" table:number-rows-spanned="2">
            <text:p>60.275</text:p>
          </table:table-cell>
          <table:table-cell table:style-name="ce73" table:formula="of:=([.I18]+[.F18])/2" office:value-type="float" office:value="56.6175" calcext:value-type="float" table:number-columns-spanned="1" table:number-rows-spanned="2">
            <text:p>56.6175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45.06" calcext:value-type="float">
            <text:p>45.06</text:p>
          </table:table-cell>
          <table:covered-table-cell table:style-name="ce65"/>
          <table:covered-table-cell table:style-name="ce71"/>
          <table:table-cell table:style-name="ce71" office:value-type="float" office:value="59.15" calcext:value-type="float">
            <text:p>59.15</text:p>
          </table:table-cell>
          <table:covered-table-cell table:style-name="ce77"/>
          <table:covered-table-cell table:style-name="ce71"/>
          <table:covered-table-cell table:style-name="ce23"/>
        </table:table-row>
        <table:table-row table:style-name="ro3">
          <table:table-cell/>
          <table:table-cell table:style-name="ce51"/>
          <table:table-cell/>
          <table: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End distances – Max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61.5" calcext:value-type="float">
            <text:p>61.5</text:p>
          </table:table-cell>
          <table:table-cell table:style-name="ce64" table:formula="of:=([.D21]+[.D22])/2" office:value-type="float" office:value="51.45" calcext:value-type="float" table:number-columns-spanned="1" table:number-rows-spanned="2">
            <text:p>51.45</text:p>
          </table:table-cell>
          <table:table-cell table:style-name="ce70" table:formula="of:=[.E21]-[.E$3]" office:value-type="float" office:value="51.45" calcext:value-type="float" table:number-columns-spanned="1" table:number-rows-spanned="2">
            <text:p>51.45</text:p>
          </table:table-cell>
          <table:table-cell table:style-name="ce75" office:value-type="float" office:value="61.52" calcext:value-type="float">
            <text:p>61.52</text:p>
          </table:table-cell>
          <table:table-cell table:style-name="ce76" table:formula="of:=([.G21]+[.G22])/2" office:value-type="float" office:value="59.095" calcext:value-type="float" table:number-columns-spanned="1" table:number-rows-spanned="2">
            <text:p>59.095</text:p>
          </table:table-cell>
          <table:table-cell table:style-name="ce70" table:formula="of:=[.H21]-[.H$3]" office:value-type="float" office:value="59.095" calcext:value-type="float" table:number-columns-spanned="1" table:number-rows-spanned="2">
            <text:p>59.095</text:p>
          </table:table-cell>
          <table:table-cell table:style-name="ce67" table:formula="of:=([.I21]+[.F21])/2" office:value-type="float" office:value="55.2725" calcext:value-type="float" table:number-columns-spanned="1" table:number-rows-spanned="2">
            <text:p>55.2725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41.4" calcext:value-type="float">
            <text:p>41.4</text:p>
          </table:table-cell>
          <table:covered-table-cell table:style-name="ce65"/>
          <table:covered-table-cell table:style-name="ce71"/>
          <table:table-cell table:style-name="ce71" office:value-type="float" office:value="56.67" calcext:value-type="float">
            <text:p>56.67</text:p>
          </table:table-cell>
          <table:covered-table-cell table:style-name="ce77"/>
          <table:covered-table-cell table:style-name="ce71"/>
          <table:covered-table-cell table:style-name="ce23"/>
        </table:table-row>
        <table:table-row table:style-name="ro3">
          <table:table-cell/>
          <table:table-cell table:style-name="ce51"/>
          <table:table-cell/>
          <table: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End distances – Min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58.63" calcext:value-type="float">
            <text:p>58.63</text:p>
          </table:table-cell>
          <table:table-cell table:style-name="ce64" table:formula="of:=([.D24]+[.D25])/2" office:value-type="float" office:value="45.885" calcext:value-type="float" table:number-columns-spanned="1" table:number-rows-spanned="2">
            <text:p>45.885</text:p>
          </table:table-cell>
          <table:table-cell table:style-name="ce70" table:formula="of:=[.E24]-[.E$3]" office:value-type="float" office:value="45.885" calcext:value-type="float" table:number-columns-spanned="1" table:number-rows-spanned="2">
            <text:p>45.885</text:p>
          </table:table-cell>
          <table:table-cell table:style-name="ce75" office:value-type="float" office:value="58.63" calcext:value-type="float">
            <text:p>58.63</text:p>
          </table:table-cell>
          <table:table-cell table:style-name="ce76" table:formula="of:=([.G24]+[.G25])/2" office:value-type="float" office:value="56.38" calcext:value-type="float" table:number-columns-spanned="1" table:number-rows-spanned="2">
            <text:p>56.38</text:p>
          </table:table-cell>
          <table:table-cell table:style-name="ce70" table:formula="of:=[.H24]-[.H$3]" office:value-type="float" office:value="56.38" calcext:value-type="float" table:number-columns-spanned="1" table:number-rows-spanned="2">
            <text:p>56.38</text:p>
          </table:table-cell>
          <table:table-cell table:style-name="ce67" table:formula="of:=([.I24]+[.F24])/2" office:value-type="float" office:value="51.1325" calcext:value-type="float" table:number-columns-spanned="1" table:number-rows-spanned="2">
            <text:p>51.1325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33.14" calcext:value-type="float">
            <text:p>33.14</text:p>
          </table:table-cell>
          <table:covered-table-cell table:style-name="ce65"/>
          <table:covered-table-cell table:style-name="ce71"/>
          <table:table-cell table:style-name="ce71" office:value-type="float" office:value="54.13" calcext:value-type="float">
            <text:p>54.13</text:p>
          </table:table-cell>
          <table:covered-table-cell table:style-name="ce77"/>
          <table:covered-table-cell table:style-name="ce71"/>
          <table:covered-table-cell table:style-name="ce23"/>
        </table:table-row>
        <table:table-row table:style-name="ro4">
          <table:table-cell/>
          <table:table-cell table:style-name="ce52" table:number-columns-spanned="3" table:number-rows-spanned="1"/>
          <table:covered-table-cell/>
          <table:covered-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5">
          <table:table-cell/>
          <table:table-cell table:style-name="ce49" office:value-type="string" calcext:value-type="string" table:number-columns-spanned="1" table:number-rows-spanned="2">
            <text:p>Operator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1.45" calcext:value-type="float">
            <text:p>71.45</text:p>
          </table:table-cell>
          <table:table-cell table:style-name="ce64" table:formula="of:=([.D27]+[.D28])/2" office:value-type="float" office:value="40.415" calcext:value-type="float" table:number-columns-spanned="1" table:number-rows-spanned="2">
            <text:p>40.415</text:p>
          </table:table-cell>
          <table:table-cell table:style-name="ce70" table:formula="of:=[.E27]-[.E$3]" office:value-type="float" office:value="40.415" calcext:value-type="float" table:number-columns-spanned="1" table:number-rows-spanned="2">
            <text:p>40.415</text:p>
          </table:table-cell>
          <table:table-cell table:style-name="ce75" office:value-type="float" office:value="71.45" calcext:value-type="float">
            <text:p>71.45</text:p>
          </table:table-cell>
          <table:table-cell table:style-name="ce76" table:formula="of:=([.G27]+[.G28])/2" office:value-type="float" office:value="52.515" calcext:value-type="float" table:number-columns-spanned="1" table:number-rows-spanned="2">
            <text:p>52.515</text:p>
          </table:table-cell>
          <table:table-cell table:style-name="ce70" table:formula="of:=[.H27]-[.H$3]" office:value-type="float" office:value="52.515" calcext:value-type="float" table:number-columns-spanned="1" table:number-rows-spanned="2">
            <text:p>52.515</text:p>
          </table:table-cell>
          <table:table-cell table:style-name="ce67" table:formula="of:=([.I27]+[.F27])/2" office:value-type="float" office:value="46.465" calcext:value-type="float" table:number-columns-spanned="1" table:number-rows-spanned="2">
            <text:p>46.465</text:p>
          </table:table-cell>
        </table:table-row>
        <table:table-row table:style-name="ro1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9.38" calcext:value-type="float">
            <text:p>9.38</text:p>
          </table:table-cell>
          <table:covered-table-cell table:style-name="ce65"/>
          <table:covered-table-cell table:style-name="ce71"/>
          <table:table-cell table:style-name="ce71" office:value-type="float" office:value="33.58" calcext:value-type="float">
            <text:p>33.58</text:p>
          </table:table-cell>
          <table:covered-table-cell table:style-name="ce77"/>
          <table:covered-table-cell table:style-name="ce71"/>
          <table:covered-table-cell table:style-name="ce23"/>
        </table:table-row>
        <table:table-row table:style-name="ro4">
          <table:table-cell/>
          <table:table-cell table:style-name="ce52" table:number-columns-spanned="3" table:number-rows-spanned="1"/>
          <table:covered-table-cell/>
          <table:covered-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1">
          <table:table-cell/>
          <table:table-cell table:style-name="ce49" office:value-type="string" calcext:value-type="string" table:number-columns-spanned="1" table:number-rows-spanned="2">
            <text:p>Source Primitive Arc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55.92" calcext:value-type="float">
            <text:p>55.92</text:p>
          </table:table-cell>
          <table:table-cell table:style-name="ce64" table:formula="of:=([.D30]+[.D31])/2" office:value-type="float" office:value="28.905" calcext:value-type="float" table:number-columns-spanned="1" table:number-rows-spanned="2">
            <text:p>28.905</text:p>
          </table:table-cell>
          <table:table-cell table:style-name="ce70" table:formula="of:=[.E30]-[.E$3]" office:value-type="float" office:value="28.905" calcext:value-type="float" table:number-columns-spanned="1" table:number-rows-spanned="2">
            <text:p>28.905</text:p>
          </table:table-cell>
          <table:table-cell table:style-name="ce75" office:value-type="float" office:value="55.92" calcext:value-type="float">
            <text:p>55.92</text:p>
          </table:table-cell>
          <table:table-cell table:style-name="ce76" table:formula="of:=([.G30]+[.G31])/2" office:value-type="float" office:value="44.72" calcext:value-type="float" table:number-columns-spanned="1" table:number-rows-spanned="2">
            <text:p>44.72</text:p>
          </table:table-cell>
          <table:table-cell table:style-name="ce70" table:formula="of:=[.H30]-[.H$3]" office:value-type="float" office:value="44.72" calcext:value-type="float" table:number-columns-spanned="1" table:number-rows-spanned="2">
            <text:p>44.72</text:p>
          </table:table-cell>
          <table:table-cell table:style-name="ce67" table:formula="of:=([.I30]+[.F30])/2" office:value-type="float" office:value="36.8125" calcext:value-type="float" table:number-columns-spanned="1" table:number-rows-spanned="2">
            <text:p>36.8125</text:p>
          </table:table-cell>
        </table:table-row>
        <table:table-row table:style-name="ro1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1.89" calcext:value-type="float">
            <text:p>1.89</text:p>
          </table:table-cell>
          <table:covered-table-cell table:style-name="ce65"/>
          <table:covered-table-cell table:style-name="ce71"/>
          <table:table-cell table:style-name="ce71" office:value-type="float" office:value="33.52" calcext:value-type="float">
            <text:p>33.52</text:p>
          </table:table-cell>
          <table:covered-table-cell table:style-name="ce77"/>
          <table:covered-table-cell table:style-name="ce71"/>
          <table:covered-table-cell table:style-name="ce23"/>
        </table:table-row>
        <table:table-row table:style-name="ro6">
          <table:table-cell/>
          <table:table-cell table:style-name="ce52" table:number-columns-spanned="3" table:number-rows-spanned="1"/>
          <table:covered-table-cell/>
          <table:covered-table-cell table:style-name="ce17"/>
          <table:table-cell/>
          <table:table-cell table:style-name="ce72"/>
          <table:table-cell table:style-name="ce69"/>
          <table:table-cell/>
          <table:table-cell table:style-name="ce11"/>
          <table:table-cell/>
        </table:table-row>
        <table:table-row table:style-name="ro1">
          <table:table-cell/>
          <table:table-cell table:style-name="ce49" office:value-type="string" calcext:value-type="string" table:number-columns-spanned="1" table:number-rows-spanned="2">
            <text:p>Target Primitive Arc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48.01" calcext:value-type="float">
            <text:p>48.01</text:p>
          </table:table-cell>
          <table:table-cell table:style-name="ce64" table:formula="of:=([.D33]+[.D34])/2" office:value-type="float" office:value="29.13" calcext:value-type="float" table:number-columns-spanned="1" table:number-rows-spanned="2">
            <text:p>29.13</text:p>
          </table:table-cell>
          <table:table-cell table:style-name="ce70" table:formula="of:=[.E33]-[.E$3]" office:value-type="float" office:value="29.13" calcext:value-type="float" table:number-columns-spanned="1" table:number-rows-spanned="2">
            <text:p>29.13</text:p>
          </table:table-cell>
          <table:table-cell table:style-name="ce74" office:value-type="float" office:value="48.01" calcext:value-type="float">
            <text:p>48.01</text:p>
          </table:table-cell>
          <table:table-cell table:style-name="ce64" table:formula="of:=([.G33]+[.G34])/2" office:value-type="float" office:value="33.23" calcext:value-type="float" table:number-columns-spanned="1" table:number-rows-spanned="2">
            <text:p>33.23</text:p>
          </table:table-cell>
          <table:table-cell table:style-name="ce70" table:formula="of:=[.H33]-[.H$3]" office:value-type="float" office:value="33.23" calcext:value-type="float" table:number-columns-spanned="1" table:number-rows-spanned="2">
            <text:p>33.23</text:p>
          </table:table-cell>
          <table:table-cell table:style-name="ce67" table:formula="of:=([.I33]+[.F33])/2" office:value-type="float" office:value="31.18" calcext:value-type="float" table:number-columns-spanned="1" table:number-rows-spanned="2">
            <text:p>31.18</text:p>
          </table:table-cell>
        </table:table-row>
        <table:table-row table:style-name="ro1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10.25" calcext:value-type="float">
            <text:p>10.25</text:p>
          </table:table-cell>
          <table:covered-table-cell table:style-name="ce65"/>
          <table:covered-table-cell table:style-name="ce71"/>
          <table:table-cell table:style-name="ce68" office:value-type="float" office:value="18.45" calcext:value-type="float">
            <text:p>18.45</text:p>
          </table:table-cell>
          <table:covered-table-cell table:style-name="ce65"/>
          <table:covered-table-cell table:style-name="ce71"/>
          <table:covered-table-cell table:style-name="ce23"/>
        </table:table-row>
        <table:table-row table:style-name="ro4">
          <table:table-cell/>
          <table:table-cell table:style-name="ce52" table:number-columns-spanned="3" table:number-rows-spanned="1"/>
          <table:covered-table-cell/>
          <table:covered-table-cell table:style-name="ce17"/>
          <table:table-cell/>
          <table:table-cell table:style-name="ce72"/>
          <table:table-cell table:style-name="ce69"/>
          <table:table-cell/>
          <table:table-cell table:style-name="ce11"/>
          <table:table-cell/>
        </table:table-row>
        <table:table-row table:style-name="ro1">
          <table:table-cell/>
          <table:table-cell table:style-name="ce49" office:value-type="string" calcext:value-type="string" table:number-columns-spanned="1" table:number-rows-spanned="2">
            <text:p>Type Statement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39.07" calcext:value-type="float">
            <text:p>39.07</text:p>
          </table:table-cell>
          <table:table-cell table:style-name="ce64" table:formula="of:=([.D36]+[.D37])/2" office:value-type="float" office:value="23.01" calcext:value-type="float" table:number-columns-spanned="1" table:number-rows-spanned="2">
            <text:p>23.01</text:p>
          </table:table-cell>
          <table:table-cell table:style-name="ce70" table:formula="of:=[.E36]-[.E$3]" office:value-type="float" office:value="23.01" calcext:value-type="float" table:number-columns-spanned="1" table:number-rows-spanned="2">
            <text:p>23.01</text:p>
          </table:table-cell>
          <table:table-cell table:style-name="ce74" office:value-type="float" office:value="39.07" calcext:value-type="float">
            <text:p>39.07</text:p>
          </table:table-cell>
          <table:table-cell table:style-name="ce64" table:formula="of:=([.G36]+[.G37])/2" office:value-type="float" office:value="40.91" calcext:value-type="float" table:number-columns-spanned="1" table:number-rows-spanned="2">
            <text:p>40.91</text:p>
          </table:table-cell>
          <table:table-cell table:style-name="ce70" table:formula="of:=[.H36]-[.H$3]" office:value-type="float" office:value="40.91" calcext:value-type="float" table:number-columns-spanned="1" table:number-rows-spanned="2">
            <text:p>40.91</text:p>
          </table:table-cell>
          <table:table-cell table:style-name="ce67" table:formula="of:=([.I36]+[.F36])/2" office:value-type="float" office:value="31.96" calcext:value-type="float" table:number-columns-spanned="1" table:number-rows-spanned="2">
            <text:p>31.96</text:p>
          </table:table-cell>
        </table:table-row>
        <table:table-row table:style-name="ro5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6.95" calcext:value-type="float">
            <text:p>6.95</text:p>
          </table:table-cell>
          <table:covered-table-cell table:style-name="ce65"/>
          <table:covered-table-cell table:style-name="ce71"/>
          <table:table-cell table:style-name="ce68" office:value-type="float" office:value="42.75" calcext:value-type="float">
            <text:p>42.75</text:p>
          </table:table-cell>
          <table:covered-table-cell table:style-name="ce65"/>
          <table:covered-table-cell table:style-name="ce71"/>
          <table:covered-table-cell table:style-name="ce23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2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3" table:number-columns-repeated="7" table:default-cell-style-name="Default"/>
        <table:table-row table:style-name="ro1">
          <table:table-cell/>
          <table:table-cell table:style-name="ce46"/>
          <table:table-cell table:style-name="ce53"/>
          <table:table-cell table:style-name="ce57"/>
          <table:table-cell table:number-columns-repeated="6"/>
        </table:table-row>
        <table:table-row table:style-name="ro1">
          <table:table-cell/>
          <table:table-cell table:style-name="ce46" office:value-type="string" calcext:value-type="string">
            <text:p>Property</text:p>
          </table:table-cell>
          <table:table-cell table:style-name="ce53" office:value-type="string" calcext:value-type="string">
            <text:p>Class</text:p>
          </table:table-cell>
          <table:table-cell table:style-name="ce58" office:value-type="string" calcext:value-type="string" table:number-columns-spanned="3" table:number-rows-spanned="1">
            <text:p>F1 (Average)</text:p>
          </table:table-cell>
          <table:covered-table-cell table:style-name="ce63"/>
          <table:covered-table-cell table:style-name="ce66"/>
          <table:table-cell table:style-name="ce73" office:value-type="string" calcext:value-type="string" table:number-columns-spanned="3" table:number-rows-spanned="1">
            <text:p>F1 (Max)</text:p>
          </table:table-cell>
          <table:covered-table-cell table:number-columns-repeated="2" table:style-name="ce63"/>
          <table:table-cell/>
        </table:table-row>
        <table:table-row table:style-name="ro2">
          <table:table-cell/>
          <table:table-cell table:style-name="ce47" office:value-type="string" calcext:value-type="string" table:number-columns-spanned="1" table:number-rows-spanned="2">
            <text:p>All</text:p>
            <text:p>End Distances – Avg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61.91" calcext:value-type="float">
            <text:p>61.91</text:p>
          </table:table-cell>
          <table:table-cell table:style-name="ce64" table:formula="of:=([.D3]+[.D4])/2" office:value-type="float" office:value="53.155" calcext:value-type="float" table:number-columns-spanned="1" table:number-rows-spanned="2">
            <text:p>53.155</text:p>
          </table:table-cell>
          <table:table-cell table:style-name="ce67" table:number-columns-spanned="1" table:number-rows-spanned="2"/>
          <table:table-cell table:style-name="ce74" office:value-type="float" office:value="62.5" calcext:value-type="float">
            <text:p>62.5</text:p>
          </table:table-cell>
          <table:table-cell table:style-name="ce64" table:formula="of:=([.G3]+[.G4])/2" office:value-type="float" office:value="58.18" calcext:value-type="float" table:number-columns-spanned="1" table:number-rows-spanned="2">
            <text:p>58.18</text:p>
          </table:table-cell>
          <table:table-cell table:style-name="ce67" table:number-columns-spanned="1" table:number-rows-spanned="2"/>
          <table:table-cell/>
        </table:table-row>
        <table:table-row table:style-name="ro2">
          <table:table-cell/>
          <table:covered-table-cell table:style-name="ce48"/>
          <table:table-cell table:style-name="ce55" office:value-type="string" calcext:value-type="string">
            <text:p>KNN</text:p>
          </table:table-cell>
          <table:table-cell table:style-name="ce60" office:value-type="float" office:value="44.4" calcext:value-type="float">
            <text:p>44.4</text:p>
          </table:table-cell>
          <table:covered-table-cell table:style-name="ce65"/>
          <table:covered-table-cell table:style-name="ce23"/>
          <table:table-cell table:style-name="ce23" office:value-type="float" office:value="53.86" calcext:value-type="float">
            <text:p>53.86</text:p>
          </table:table-cell>
          <table:covered-table-cell table:style-name="ce65"/>
          <table:covered-table-cell table:style-name="ce23"/>
          <table:table-cell/>
        </table:table-row>
        <table:table-row table:style-name="ro3">
          <table:table-cell/>
          <table:table-cell table:style-name="ce46"/>
          <table:table-cell table:style-name="ce53"/>
          <table:table-cell table:style-name="ce61"/>
          <table:table-cell/>
          <table:table-cell table:style-name="ce69"/>
          <table:table-cell table:style-name="ce57"/>
          <table:table-cell table:number-columns-repeated="3"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Complexity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62.54" calcext:value-type="float">
            <text:p>62.54</text:p>
          </table:table-cell>
          <table:table-cell table:style-name="ce64" table:formula="of:=([.D6]+[.D7])/2" office:value-type="float" office:value="57.62" calcext:value-type="float" table:number-columns-spanned="1" table:number-rows-spanned="2">
            <text:p>57.62</text:p>
          </table:table-cell>
          <table:table-cell table:style-name="ce70" table:formula="of:=[.E6]-[.E$3]" office:value-type="float" office:value="4.465" calcext:value-type="float" table:number-columns-spanned="1" table:number-rows-spanned="2">
            <text:p>4.465</text:p>
          </table:table-cell>
          <table:table-cell table:style-name="ce74" office:value-type="float" office:value="63.4" calcext:value-type="float">
            <text:p>63.4</text:p>
          </table:table-cell>
          <table:table-cell table:style-name="ce64" table:formula="of:=([.G6]+[.G7])/2" office:value-type="float" office:value="60.075" calcext:value-type="float" table:number-columns-spanned="1" table:number-rows-spanned="2">
            <text:p>60.075</text:p>
          </table:table-cell>
          <table:table-cell table:style-name="ce70" table:formula="of:=[.H6]-[.H$3]" office:value-type="float" office:value="1.895" calcext:value-type="float" table:number-columns-spanned="1" table:number-rows-spanned="2">
            <text:p>1.895</text:p>
          </table:table-cell>
          <table:table-cell table:style-name="ce34" table:formula="of:=([.I6]+[.F6])/2" office:value-type="float" office:value="3.18" calcext:value-type="float" table:number-columns-spanned="1" table:number-rows-spanned="2">
            <text:p>3.18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52.7" calcext:value-type="float">
            <text:p>52.7</text:p>
          </table:table-cell>
          <table:covered-table-cell table:style-name="ce65"/>
          <table:covered-table-cell table:style-name="ce71"/>
          <table:table-cell table:style-name="ce23" office:value-type="float" office:value="56.75" calcext:value-type="float">
            <text:p>56.75</text:p>
          </table:table-cell>
          <table:covered-table-cell table:style-name="ce65"/>
          <table:covered-table-cell table:style-name="ce71"/>
          <table:covered-table-cell/>
        </table:table-row>
        <table:table-row table:style-name="ro3">
          <table:table-cell/>
          <table:table-cell table:style-name="ce51"/>
          <table:table-cell/>
          <table:table-cell table:style-name="ce17"/>
          <table:table-cell/>
          <table:table-cell table:style-name="ce72"/>
          <table:table-cell table:style-name="ce69"/>
          <table:table-cell/>
          <table:table-cell table:style-name="ce11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Begin distances – Avg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63.89" calcext:value-type="float">
            <text:p>63.89</text:p>
          </table:table-cell>
          <table:table-cell table:style-name="ce64" table:formula="of:=([.D9]+[.D10])/2" office:value-type="float" office:value="62.155" calcext:value-type="float" table:number-columns-spanned="1" table:number-rows-spanned="2">
            <text:p>62.155</text:p>
          </table:table-cell>
          <table:table-cell table:style-name="ce70" table:formula="of:=[.E9]-[.E$3]" office:value-type="float" office:value="9" calcext:value-type="float" table:number-columns-spanned="1" table:number-rows-spanned="2">
            <text:p>9</text:p>
          </table:table-cell>
          <table:table-cell table:style-name="ce75" office:value-type="float" office:value="64.48" calcext:value-type="float">
            <text:p>64.48</text:p>
          </table:table-cell>
          <table:table-cell table:style-name="ce76" table:formula="of:=([.G9]+[.G10])/2" office:value-type="float" office:value="64.07" calcext:value-type="float" table:number-columns-spanned="1" table:number-rows-spanned="2">
            <text:p>64.07</text:p>
          </table:table-cell>
          <table:table-cell table:style-name="ce70" table:formula="of:=[.H9]-[.H$3]" office:value-type="float" office:value="5.88999999999999" calcext:value-type="float" table:number-columns-spanned="1" table:number-rows-spanned="2">
            <text:p>5.88999999999999</text:p>
          </table:table-cell>
          <table:table-cell table:style-name="ce37" table:formula="of:=([.I9]+[.F9])/2" office:value-type="float" office:value="7.445" calcext:value-type="float" table:number-columns-spanned="1" table:number-rows-spanned="2">
            <text:p>7.445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60.42" calcext:value-type="float">
            <text:p>60.42</text:p>
          </table:table-cell>
          <table:covered-table-cell table:style-name="ce65"/>
          <table:covered-table-cell table:style-name="ce71"/>
          <table:table-cell table:style-name="ce71" office:value-type="float" office:value="63.66" calcext:value-type="float">
            <text:p>63.66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1"/>
          <table:table-cell/>
          <table: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Begin distances – Max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64.57" calcext:value-type="float">
            <text:p>64.57</text:p>
          </table:table-cell>
          <table:table-cell table:style-name="ce64" table:formula="of:=([.D12]+[.D13])/2" office:value-type="float" office:value="61.785" calcext:value-type="float" table:number-columns-spanned="1" table:number-rows-spanned="2">
            <text:p>61.785</text:p>
          </table:table-cell>
          <table:table-cell table:style-name="ce70" table:formula="of:=[.E12]-[.E$3]" office:value-type="float" office:value="8.63" calcext:value-type="float" table:number-columns-spanned="1" table:number-rows-spanned="2">
            <text:p>8.63</text:p>
          </table:table-cell>
          <table:table-cell table:style-name="ce75" office:value-type="float" office:value="65.3" calcext:value-type="float">
            <text:p>65.3</text:p>
          </table:table-cell>
          <table:table-cell table:style-name="ce76" table:formula="of:=([.G12]+[.G13])/2" office:value-type="float" office:value="64.04" calcext:value-type="float" table:number-columns-spanned="1" table:number-rows-spanned="2">
            <text:p>64.04</text:p>
          </table:table-cell>
          <table:table-cell table:style-name="ce70" table:formula="of:=[.H12]-[.H$3]" office:value-type="float" office:value="5.85999999999999" calcext:value-type="float" table:number-columns-spanned="1" table:number-rows-spanned="2">
            <text:p>5.85999999999999</text:p>
          </table:table-cell>
          <table:table-cell table:style-name="ce37" table:formula="of:=([.I12]+[.F12])/2" office:value-type="float" office:value="7.24499999999999" calcext:value-type="float" table:number-columns-spanned="1" table:number-rows-spanned="2">
            <text:p>7.24499999999999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59" calcext:value-type="float">
            <text:p>59</text:p>
          </table:table-cell>
          <table:covered-table-cell table:style-name="ce65"/>
          <table:covered-table-cell table:style-name="ce71"/>
          <table:table-cell table:style-name="ce71" office:value-type="float" office:value="62.78" calcext:value-type="float">
            <text:p>62.78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1"/>
          <table:table-cell/>
          <table: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Begin distances – Min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63.9" calcext:value-type="float">
            <text:p>63.9</text:p>
          </table:table-cell>
          <table:table-cell table:style-name="ce64" table:formula="of:=([.D15]+[.D16])/2" office:value-type="float" office:value="59.255" calcext:value-type="float" table:number-columns-spanned="1" table:number-rows-spanned="2">
            <text:p>59.255</text:p>
          </table:table-cell>
          <table:table-cell table:style-name="ce70" table:formula="of:=[.E15]-[.E$3]" office:value-type="float" office:value="6.09999999999999" calcext:value-type="float" table:number-columns-spanned="1" table:number-rows-spanned="2">
            <text:p>6.09999999999999</text:p>
          </table:table-cell>
          <table:table-cell table:style-name="ce75" office:value-type="float" office:value="64.38" calcext:value-type="float">
            <text:p>64.38</text:p>
          </table:table-cell>
          <table:table-cell table:style-name="ce76" table:formula="of:=([.G15]+[.G16])/2" office:value-type="float" office:value="61.83" calcext:value-type="float" table:number-columns-spanned="1" table:number-rows-spanned="2">
            <text:p>61.83</text:p>
          </table:table-cell>
          <table:table-cell table:style-name="ce70" table:formula="of:=[.H15]-[.H$3]" office:value-type="float" office:value="3.65" calcext:value-type="float" table:number-columns-spanned="1" table:number-rows-spanned="2">
            <text:p>3.65</text:p>
          </table:table-cell>
          <table:table-cell table:style-name="ce37" table:formula="of:=([.I15]+[.F15])/2" office:value-type="float" office:value="4.875" calcext:value-type="float" table:number-columns-spanned="1" table:number-rows-spanned="2">
            <text:p>4.875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54.61" calcext:value-type="float">
            <text:p>54.61</text:p>
          </table:table-cell>
          <table:covered-table-cell table:style-name="ce65"/>
          <table:covered-table-cell table:style-name="ce71"/>
          <table:table-cell table:style-name="ce71" office:value-type="float" office:value="59.28" calcext:value-type="float">
            <text:p>59.28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2" table:number-columns-spanned="3" table:number-rows-spanned="1"/>
          <table:covered-table-cell/>
          <table:covered-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End distances – Max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59.57" calcext:value-type="float">
            <text:p>59.57</text:p>
          </table:table-cell>
          <table:table-cell table:style-name="ce64" table:formula="of:=([.D18]+[.D19])/2" office:value-type="float" office:value="55.075" calcext:value-type="float" table:number-columns-spanned="1" table:number-rows-spanned="2">
            <text:p>55.075</text:p>
          </table:table-cell>
          <table:table-cell table:style-name="ce70" table:formula="of:=[.E18]-[.E$3]" office:value-type="float" office:value="1.92" calcext:value-type="float" table:number-columns-spanned="1" table:number-rows-spanned="2">
            <text:p>1.92</text:p>
          </table:table-cell>
          <table:table-cell table:style-name="ce75" office:value-type="float" office:value="60.22" calcext:value-type="float">
            <text:p>60.22</text:p>
          </table:table-cell>
          <table:table-cell table:style-name="ce76" table:formula="of:=([.G18]+[.G19])/2" office:value-type="float" office:value="59.915" calcext:value-type="float" table:number-columns-spanned="1" table:number-rows-spanned="2">
            <text:p>59.915</text:p>
          </table:table-cell>
          <table:table-cell table:style-name="ce70" table:formula="of:=[.H18]-[.H$3]" office:value-type="float" office:value="1.735" calcext:value-type="float" table:number-columns-spanned="1" table:number-rows-spanned="2">
            <text:p>1.735</text:p>
          </table:table-cell>
          <table:table-cell table:style-name="ce37" table:formula="of:=([.I18]+[.F18])/2" office:value-type="float" office:value="1.8275" calcext:value-type="float" table:number-columns-spanned="1" table:number-rows-spanned="2">
            <text:p>1.8275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50.58" calcext:value-type="float">
            <text:p>50.58</text:p>
          </table:table-cell>
          <table:covered-table-cell table:style-name="ce65"/>
          <table:covered-table-cell table:style-name="ce71"/>
          <table:table-cell table:style-name="ce71" office:value-type="float" office:value="59.61" calcext:value-type="float">
            <text:p>59.61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1"/>
          <table:table-cell/>
          <table: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End distances – Min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61.39" calcext:value-type="float">
            <text:p>61.39</text:p>
          </table:table-cell>
          <table:table-cell table:style-name="ce64" table:formula="of:=([.D21]+[.D22])/2" office:value-type="float" office:value="54.22" calcext:value-type="float" table:number-columns-spanned="1" table:number-rows-spanned="2">
            <text:p>54.22</text:p>
          </table:table-cell>
          <table:table-cell table:style-name="ce70" table:formula="of:=[.E21]-[.E$3]" office:value-type="float" office:value="1.065" calcext:value-type="float" table:number-columns-spanned="1" table:number-rows-spanned="2">
            <text:p>1.065</text:p>
          </table:table-cell>
          <table:table-cell table:style-name="ce75" office:value-type="float" office:value="61.93" calcext:value-type="float">
            <text:p>61.93</text:p>
          </table:table-cell>
          <table:table-cell table:style-name="ce76" table:formula="of:=([.G21]+[.G22])/2" office:value-type="float" office:value="58.175" calcext:value-type="float" table:number-columns-spanned="1" table:number-rows-spanned="2">
            <text:p>58.175</text:p>
          </table:table-cell>
          <table:table-cell table:style-name="ce70" table:formula="of:=[.H21]-[.H$3]" office:value-type="float" office:value="-0.00500000000000256" calcext:value-type="float" table:number-columns-spanned="1" table:number-rows-spanned="2">
            <text:p>-0.005000000000003</text:p>
          </table:table-cell>
          <table:table-cell table:style-name="ce37" table:formula="of:=([.I21]+[.F21])/2" office:value-type="float" office:value="0.529999999999998" calcext:value-type="float" table:number-columns-spanned="1" table:number-rows-spanned="2">
            <text:p>0.529999999999998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47.05" calcext:value-type="float">
            <text:p>47.05</text:p>
          </table:table-cell>
          <table:covered-table-cell table:style-name="ce65"/>
          <table:covered-table-cell table:style-name="ce71"/>
          <table:table-cell table:style-name="ce71" office:value-type="float" office:value="54.42" calcext:value-type="float">
            <text:p>54.42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2" table:number-columns-spanned="3" table:number-rows-spanned="1"/>
          <table:covered-table-cell/>
          <table:covered-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Operator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3.09" calcext:value-type="float">
            <text:p>73.09</text:p>
          </table:table-cell>
          <table:table-cell table:style-name="ce64" table:formula="of:=([.D24]+[.D25])/2" office:value-type="float" office:value="70.97" calcext:value-type="float" table:number-columns-spanned="1" table:number-rows-spanned="2">
            <text:p>70.97</text:p>
          </table:table-cell>
          <table:table-cell table:style-name="ce70" table:formula="of:=[.E24]-[.E$3]" office:value-type="float" office:value="17.815" calcext:value-type="float" table:number-columns-spanned="1" table:number-rows-spanned="2">
            <text:p>17.815</text:p>
          </table:table-cell>
          <table:table-cell table:style-name="ce75" office:value-type="float" office:value="73.58" calcext:value-type="float">
            <text:p>73.58</text:p>
          </table:table-cell>
          <table:table-cell table:style-name="ce76" table:formula="of:=([.G24]+[.G25])/2" office:value-type="float" office:value="72.655" calcext:value-type="float" table:number-columns-spanned="1" table:number-rows-spanned="2">
            <text:p>72.655</text:p>
          </table:table-cell>
          <table:table-cell table:style-name="ce70" table:formula="of:=[.H24]-[.H$3]" office:value-type="float" office:value="14.475" calcext:value-type="float" table:number-columns-spanned="1" table:number-rows-spanned="2">
            <text:p>14.475</text:p>
          </table:table-cell>
          <table:table-cell table:style-name="ce38" table:formula="of:=([.I24]+[.F24])/2" office:value-type="float" office:value="16.145" calcext:value-type="float" table:number-columns-spanned="1" table:number-rows-spanned="2">
            <text:p>16.145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68.85" calcext:value-type="float">
            <text:p>68.85</text:p>
          </table:table-cell>
          <table:covered-table-cell table:style-name="ce65"/>
          <table:covered-table-cell table:style-name="ce71"/>
          <table:table-cell table:style-name="ce71" office:value-type="float" office:value="71.73" calcext:value-type="float">
            <text:p>71.73</text:p>
          </table:table-cell>
          <table:covered-table-cell table:style-name="ce77"/>
          <table:covered-table-cell table:style-name="ce71"/>
          <table:covered-table-cell/>
        </table:table-row>
        <table:table-row table:style-name="ro4">
          <table:table-cell/>
          <table:table-cell table:style-name="ce52" table:number-columns-spanned="3" table:number-rows-spanned="1"/>
          <table:covered-table-cell/>
          <table:covered-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5">
          <table:table-cell/>
          <table:table-cell table:style-name="ce49" office:value-type="string" calcext:value-type="string" table:number-columns-spanned="1" table:number-rows-spanned="2">
            <text:p>Source Primitive Arc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59.04" calcext:value-type="float">
            <text:p>59.04</text:p>
          </table:table-cell>
          <table:table-cell table:style-name="ce64" table:formula="of:=([.D27]+[.D28])/2" office:value-type="float" office:value="53.525" calcext:value-type="float" table:number-columns-spanned="1" table:number-rows-spanned="2">
            <text:p>53.525</text:p>
          </table:table-cell>
          <table:table-cell table:style-name="ce70" table:formula="of:=[.E27]-[.E$3]" office:value-type="float" office:value="0.369999999999997" calcext:value-type="float" table:number-columns-spanned="1" table:number-rows-spanned="2">
            <text:p>0.369999999999997</text:p>
          </table:table-cell>
          <table:table-cell table:style-name="ce75" office:value-type="float" office:value="59.22" calcext:value-type="float">
            <text:p>59.22</text:p>
          </table:table-cell>
          <table:table-cell table:style-name="ce76" table:formula="of:=([.G27]+[.G28])/2" office:value-type="float" office:value="57.56" calcext:value-type="float" table:number-columns-spanned="1" table:number-rows-spanned="2">
            <text:p>57.56</text:p>
          </table:table-cell>
          <table:table-cell table:style-name="ce70" table:formula="of:=[.H27]-[.H$3]" office:value-type="float" office:value="-0.619999999999997" calcext:value-type="float" table:number-columns-spanned="1" table:number-rows-spanned="2">
            <text:p>-0.619999999999997</text:p>
          </table:table-cell>
          <table:table-cell table:style-name="ce37" table:formula="of:=([.I27]+[.F27])/2" office:value-type="float" office:value="-0.125" calcext:value-type="float" table:number-columns-spanned="1" table:number-rows-spanned="2">
            <text:p>-0.125</text:p>
          </table:table-cell>
        </table:table-row>
        <table:table-row table:style-name="ro1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48.01" calcext:value-type="float">
            <text:p>48.01</text:p>
          </table:table-cell>
          <table:covered-table-cell table:style-name="ce65"/>
          <table:covered-table-cell table:style-name="ce71"/>
          <table:table-cell table:style-name="ce71" office:value-type="float" office:value="55.9" calcext:value-type="float">
            <text:p>55.9</text:p>
          </table:table-cell>
          <table:covered-table-cell table:style-name="ce77"/>
          <table:covered-table-cell table:style-name="ce71"/>
          <table:covered-table-cell/>
        </table:table-row>
        <table:table-row table:style-name="ro4">
          <table:table-cell/>
          <table:table-cell table:style-name="ce52" table:number-columns-spanned="3" table:number-rows-spanned="1"/>
          <table:covered-table-cell/>
          <table:covered-table-cell table:style-name="ce17"/>
          <table:table-cell/>
          <table:table-cell table:style-name="ce72"/>
          <table:table-cell table:style-name="ce69"/>
          <table:table-cell/>
          <table:table-cell table:style-name="ce11"/>
          <table:table-cell/>
        </table:table-row>
        <table:table-row table:style-name="ro1">
          <table:table-cell/>
          <table:table-cell table:style-name="ce49" office:value-type="string" calcext:value-type="string" table:number-columns-spanned="1" table:number-rows-spanned="2">
            <text:p>Target Primitive Arc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61.47" calcext:value-type="float">
            <text:p>61.47</text:p>
          </table:table-cell>
          <table:table-cell table:style-name="ce64" table:formula="of:=([.D30]+[.D31])/2" office:value-type="float" office:value="53.14" calcext:value-type="float" table:number-columns-spanned="1" table:number-rows-spanned="2">
            <text:p>53.14</text:p>
          </table:table-cell>
          <table:table-cell table:style-name="ce70" table:formula="of:=[.E30]-[.E$3]" office:value-type="float" office:value="-0.0150000000000006" calcext:value-type="float" table:number-columns-spanned="1" table:number-rows-spanned="2">
            <text:p>-0.015000000000001</text:p>
          </table:table-cell>
          <table:table-cell table:style-name="ce74" office:value-type="float" office:value="61.77" calcext:value-type="float">
            <text:p>61.77</text:p>
          </table:table-cell>
          <table:table-cell table:style-name="ce64" table:formula="of:=([.G30]+[.G31])/2" office:value-type="float" office:value="57.58" calcext:value-type="float" table:number-columns-spanned="1" table:number-rows-spanned="2">
            <text:p>57.58</text:p>
          </table:table-cell>
          <table:table-cell table:style-name="ce70" table:formula="of:=[.H30]-[.H$3]" office:value-type="float" office:value="-0.600000000000001" calcext:value-type="float" table:number-columns-spanned="1" table:number-rows-spanned="2">
            <text:p>-0.600000000000001</text:p>
          </table:table-cell>
          <table:table-cell table:style-name="ce37" table:formula="of:=([.I30]+[.F30])/2" office:value-type="float" office:value="-0.307500000000001" calcext:value-type="float" table:number-columns-spanned="1" table:number-rows-spanned="2">
            <text:p>-0.307500000000001</text:p>
          </table:table-cell>
        </table:table-row>
        <table:table-row table:style-name="ro1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44.81" calcext:value-type="float">
            <text:p>44.81</text:p>
          </table:table-cell>
          <table:covered-table-cell table:style-name="ce65"/>
          <table:covered-table-cell table:style-name="ce71"/>
          <table:table-cell table:style-name="ce23" office:value-type="float" office:value="53.39" calcext:value-type="float">
            <text:p>53.39</text:p>
          </table:table-cell>
          <table:covered-table-cell table:style-name="ce65"/>
          <table:covered-table-cell table:style-name="ce71"/>
          <table:covered-table-cell/>
        </table:table-row>
        <table:table-row table:style-name="ro6">
          <table:table-cell/>
          <table:table-cell table:style-name="ce52" table:number-columns-spanned="3" table:number-rows-spanned="1"/>
          <table:covered-table-cell/>
          <table:covered-table-cell table:style-name="ce17"/>
          <table:table-cell/>
          <table:table-cell table:style-name="ce72"/>
          <table:table-cell table:style-name="ce69"/>
          <table:table-cell/>
          <table:table-cell table:style-name="ce11"/>
          <table:table-cell/>
        </table:table-row>
        <table:table-row table:style-name="ro1">
          <table:table-cell/>
          <table:table-cell table:style-name="ce49" office:value-type="string" calcext:value-type="string" table:number-columns-spanned="1" table:number-rows-spanned="2">
            <text:p>Type Statement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59.27" calcext:value-type="float">
            <text:p>59.27</text:p>
          </table:table-cell>
          <table:table-cell table:style-name="ce64" table:formula="of:=([.D33]+[.D34])/2" office:value-type="float" office:value="55.2" calcext:value-type="float" table:number-columns-spanned="1" table:number-rows-spanned="2">
            <text:p>55.2</text:p>
          </table:table-cell>
          <table:table-cell table:style-name="ce70" table:formula="of:=[.E33]-[.E$3]" office:value-type="float" office:value="2.045" calcext:value-type="float" table:number-columns-spanned="1" table:number-rows-spanned="2">
            <text:p>2.045</text:p>
          </table:table-cell>
          <table:table-cell table:style-name="ce74" office:value-type="float" office:value="59.8" calcext:value-type="float">
            <text:p>59.8</text:p>
          </table:table-cell>
          <table:table-cell table:style-name="ce64" table:formula="of:=([.G33]+[.G34])/2" office:value-type="float" office:value="56.85" calcext:value-type="float" table:number-columns-spanned="1" table:number-rows-spanned="2">
            <text:p>56.85</text:p>
          </table:table-cell>
          <table:table-cell table:style-name="ce70" table:formula="of:=[.H33]-[.H$3]" office:value-type="float" office:value="-1.33000000000001" calcext:value-type="float" table:number-columns-spanned="1" table:number-rows-spanned="2">
            <text:p>-1.33000000000001</text:p>
          </table:table-cell>
          <table:table-cell table:style-name="ce37" table:formula="of:=([.I33]+[.F33])/2" office:value-type="float" office:value="0.357499999999998" calcext:value-type="float" table:number-columns-spanned="1" table:number-rows-spanned="2">
            <text:p>0.357499999999998</text:p>
          </table:table-cell>
        </table:table-row>
        <table:table-row table:style-name="ro1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51.13" calcext:value-type="float">
            <text:p>51.13</text:p>
          </table:table-cell>
          <table:covered-table-cell table:style-name="ce65"/>
          <table:covered-table-cell table:style-name="ce71"/>
          <table:table-cell table:style-name="ce23" office:value-type="float" office:value="53.9" calcext:value-type="float">
            <text:p>53.9</text:p>
          </table:table-cell>
          <table:covered-table-cell table:style-name="ce65"/>
          <table:covered-table-cell table:style-name="ce71"/>
          <table:covered-table-cell/>
        </table:table-row>
        <table:table-row table:style-name="ro4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3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3" table:number-columns-repeated="7" table:default-cell-style-name="Default"/>
        <table:table-row table:style-name="ro1">
          <table:table-cell/>
          <table:table-cell table:style-name="ce46"/>
          <table:table-cell table:style-name="ce53"/>
          <table:table-cell table:style-name="ce57"/>
          <table:table-cell table:number-columns-repeated="6"/>
        </table:table-row>
        <table:table-row table:style-name="ro1">
          <table:table-cell/>
          <table:table-cell table:style-name="ce46" office:value-type="string" calcext:value-type="string">
            <text:p>Property</text:p>
          </table:table-cell>
          <table:table-cell table:style-name="ce53" office:value-type="string" calcext:value-type="string">
            <text:p>Class</text:p>
          </table:table-cell>
          <table:table-cell table:style-name="ce58" office:value-type="string" calcext:value-type="string" table:number-columns-spanned="3" table:number-rows-spanned="1">
            <text:p>F1 (Average)</text:p>
          </table:table-cell>
          <table:covered-table-cell table:style-name="ce63"/>
          <table:covered-table-cell table:style-name="ce66"/>
          <table:table-cell table:style-name="ce73" office:value-type="string" calcext:value-type="string" table:number-columns-spanned="3" table:number-rows-spanned="1">
            <text:p>F1 (Max)</text:p>
          </table:table-cell>
          <table:covered-table-cell table:number-columns-repeated="2" table:style-name="ce63"/>
          <table:table-cell/>
        </table:table-row>
        <table:table-row table:style-name="ro7">
          <table:table-cell/>
          <table:table-cell table:style-name="ce47" office:value-type="string" calcext:value-type="string" table:number-columns-spanned="1" table:number-rows-spanned="2">
            <text:p>All</text:p>
            <text:p>End Distances – Avg</text:p>
            <text:p>Operator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4.69" calcext:value-type="float">
            <text:p>74.69</text:p>
          </table:table-cell>
          <table:table-cell table:style-name="ce64" table:formula="of:=([.D3]+[.D4])/2" office:value-type="float" office:value="71.375" calcext:value-type="float" table:number-columns-spanned="1" table:number-rows-spanned="2">
            <text:p>71.375</text:p>
          </table:table-cell>
          <table:table-cell table:style-name="ce67" table:number-columns-spanned="1" table:number-rows-spanned="2"/>
          <table:table-cell table:style-name="ce74" office:value-type="float" office:value="75.34" calcext:value-type="float">
            <text:p>75.34</text:p>
          </table:table-cell>
          <table:table-cell table:style-name="ce64" table:formula="of:=([.G3]+[.G4])/2" office:value-type="float" office:value="73.605" calcext:value-type="float" table:number-columns-spanned="1" table:number-rows-spanned="2">
            <text:p>73.605</text:p>
          </table:table-cell>
          <table:table-cell table:style-name="ce67" table:number-columns-spanned="1" table:number-rows-spanned="2"/>
          <table:table-cell/>
        </table:table-row>
        <table:table-row table:style-name="ro7">
          <table:table-cell/>
          <table:covered-table-cell table:style-name="ce48"/>
          <table:table-cell table:style-name="ce55" office:value-type="string" calcext:value-type="string">
            <text:p>KNN</text:p>
          </table:table-cell>
          <table:table-cell table:style-name="ce60" office:value-type="float" office:value="68.06" calcext:value-type="float">
            <text:p>68.06</text:p>
          </table:table-cell>
          <table:covered-table-cell table:style-name="ce65"/>
          <table:covered-table-cell table:style-name="ce23"/>
          <table:table-cell table:style-name="ce23" office:value-type="float" office:value="71.87" calcext:value-type="float">
            <text:p>71.87</text:p>
          </table:table-cell>
          <table:covered-table-cell table:style-name="ce65"/>
          <table:covered-table-cell table:style-name="ce23"/>
          <table:table-cell/>
        </table:table-row>
        <table:table-row table:style-name="ro3">
          <table:table-cell/>
          <table:table-cell table:style-name="ce46"/>
          <table:table-cell table:style-name="ce53"/>
          <table:table-cell table:style-name="ce61"/>
          <table:table-cell/>
          <table:table-cell table:style-name="ce69"/>
          <table:table-cell table:style-name="ce57"/>
          <table:table-cell table:number-columns-repeated="3"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Complexity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7.4" calcext:value-type="float">
            <text:p>77.4</text:p>
          </table:table-cell>
          <table:table-cell table:style-name="ce64" table:formula="of:=([.D6]+[.D7])/2" office:value-type="float" office:value="74.96" calcext:value-type="float" table:number-columns-spanned="1" table:number-rows-spanned="2">
            <text:p>74.96</text:p>
          </table:table-cell>
          <table:table-cell table:style-name="ce70" table:formula="of:=[.E6]-[.E$3]" office:value-type="float" office:value="3.58500000000001" calcext:value-type="float" table:number-columns-spanned="1" table:number-rows-spanned="2">
            <text:p>3.58500000000001</text:p>
          </table:table-cell>
          <table:table-cell table:style-name="ce74" office:value-type="float" office:value="78.15" calcext:value-type="float">
            <text:p>78.15</text:p>
          </table:table-cell>
          <table:table-cell table:style-name="ce64" table:formula="of:=([.G6]+[.G7])/2" office:value-type="float" office:value="76.73" calcext:value-type="float" table:number-columns-spanned="1" table:number-rows-spanned="2">
            <text:p>76.73</text:p>
          </table:table-cell>
          <table:table-cell table:style-name="ce70" table:formula="of:=[.H6]-[.H$3]" office:value-type="float" office:value="3.125" calcext:value-type="float" table:number-columns-spanned="1" table:number-rows-spanned="2">
            <text:p>3.125</text:p>
          </table:table-cell>
          <table:table-cell table:style-name="ce38" table:formula="of:=([.I6]+[.F6])/2" office:value-type="float" office:value="3.355" calcext:value-type="float" table:number-columns-spanned="1" table:number-rows-spanned="2">
            <text:p>3.355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2.52" calcext:value-type="float">
            <text:p>72.52</text:p>
          </table:table-cell>
          <table:covered-table-cell table:style-name="ce65"/>
          <table:covered-table-cell table:style-name="ce71"/>
          <table:table-cell table:style-name="ce23" office:value-type="float" office:value="75.31" calcext:value-type="float">
            <text:p>75.31</text:p>
          </table:table-cell>
          <table:covered-table-cell table:style-name="ce65"/>
          <table:covered-table-cell table:style-name="ce71"/>
          <table:covered-table-cell/>
        </table:table-row>
        <table:table-row table:style-name="ro3">
          <table:table-cell/>
          <table:table-cell table:style-name="ce51"/>
          <table:table-cell/>
          <table:table-cell table:style-name="ce17"/>
          <table:table-cell/>
          <table:table-cell table:style-name="ce72"/>
          <table:table-cell table:style-name="ce69"/>
          <table:table-cell/>
          <table:table-cell table:style-name="ce11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Begin distances – Avg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4.54" calcext:value-type="float">
            <text:p>74.54</text:p>
          </table:table-cell>
          <table:table-cell table:style-name="ce64" table:formula="of:=([.D9]+[.D10])/2" office:value-type="float" office:value="72.69" calcext:value-type="float" table:number-columns-spanned="1" table:number-rows-spanned="2">
            <text:p>72.69</text:p>
          </table:table-cell>
          <table:table-cell table:style-name="ce70" table:formula="of:=[.E9]-[.E$3]" office:value-type="float" office:value="1.315" calcext:value-type="float" table:number-columns-spanned="1" table:number-rows-spanned="2">
            <text:p>1.315</text:p>
          </table:table-cell>
          <table:table-cell table:style-name="ce75" office:value-type="float" office:value="75.25" calcext:value-type="float">
            <text:p>75.25</text:p>
          </table:table-cell>
          <table:table-cell table:style-name="ce76" table:formula="of:=([.G9]+[.G10])/2" office:value-type="float" office:value="74.955" calcext:value-type="float" table:number-columns-spanned="1" table:number-rows-spanned="2">
            <text:p>74.955</text:p>
          </table:table-cell>
          <table:table-cell table:style-name="ce70" table:formula="of:=[.H9]-[.H$3]" office:value-type="float" office:value="1.34999999999999" calcext:value-type="float" table:number-columns-spanned="1" table:number-rows-spanned="2">
            <text:p>1.34999999999999</text:p>
          </table:table-cell>
          <table:table-cell table:style-name="ce37" table:formula="of:=([.I9]+[.F9])/2" office:value-type="float" office:value="1.3325" calcext:value-type="float" table:number-columns-spanned="1" table:number-rows-spanned="2">
            <text:p>1.3325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0.84" calcext:value-type="float">
            <text:p>70.84</text:p>
          </table:table-cell>
          <table:covered-table-cell table:style-name="ce65"/>
          <table:covered-table-cell table:style-name="ce71"/>
          <table:table-cell table:style-name="ce71" office:value-type="float" office:value="74.66" calcext:value-type="float">
            <text:p>74.66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1"/>
          <table:table-cell/>
          <table: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Begin distances – Max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5.84" calcext:value-type="float">
            <text:p>75.84</text:p>
          </table:table-cell>
          <table:table-cell table:style-name="ce64" table:formula="of:=([.D12]+[.D13])/2" office:value-type="float" office:value="73.895" calcext:value-type="float" table:number-columns-spanned="1" table:number-rows-spanned="2">
            <text:p>73.895</text:p>
          </table:table-cell>
          <table:table-cell table:style-name="ce70" table:formula="of:=[.E12]-[.E$3]" office:value-type="float" office:value="2.52000000000001" calcext:value-type="float" table:number-columns-spanned="1" table:number-rows-spanned="2">
            <text:p>2.52000000000001</text:p>
          </table:table-cell>
          <table:table-cell table:style-name="ce75" office:value-type="float" office:value="76.75" calcext:value-type="float">
            <text:p>76.75</text:p>
          </table:table-cell>
          <table:table-cell table:style-name="ce76" table:formula="of:=([.G12]+[.G13])/2" office:value-type="float" office:value="76.31" calcext:value-type="float" table:number-columns-spanned="1" table:number-rows-spanned="2">
            <text:p>76.31</text:p>
          </table:table-cell>
          <table:table-cell table:style-name="ce70" table:formula="of:=[.H12]-[.H$3]" office:value-type="float" office:value="2.705" calcext:value-type="float" table:number-columns-spanned="1" table:number-rows-spanned="2">
            <text:p>2.705</text:p>
          </table:table-cell>
          <table:table-cell table:style-name="ce37" table:formula="of:=([.I12]+[.F12])/2" office:value-type="float" office:value="2.6125" calcext:value-type="float" table:number-columns-spanned="1" table:number-rows-spanned="2">
            <text:p>2.6125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1.95" calcext:value-type="float">
            <text:p>71.95</text:p>
          </table:table-cell>
          <table:covered-table-cell table:style-name="ce65"/>
          <table:covered-table-cell table:style-name="ce71"/>
          <table:table-cell table:style-name="ce71" office:value-type="float" office:value="75.87" calcext:value-type="float">
            <text:p>75.87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1"/>
          <table:table-cell/>
          <table: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Begin distances – Min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4.86" calcext:value-type="float">
            <text:p>74.86</text:p>
          </table:table-cell>
          <table:table-cell table:style-name="ce64" table:formula="of:=([.D15]+[.D16])/2" office:value-type="float" office:value="74.25" calcext:value-type="float" table:number-columns-spanned="1" table:number-rows-spanned="2">
            <text:p>74.25</text:p>
          </table:table-cell>
          <table:table-cell table:style-name="ce70" table:formula="of:=[.E15]-[.E$3]" office:value-type="float" office:value="2.875" calcext:value-type="float" table:number-columns-spanned="1" table:number-rows-spanned="2">
            <text:p>2.875</text:p>
          </table:table-cell>
          <table:table-cell table:style-name="ce75" office:value-type="float" office:value="75.31" calcext:value-type="float">
            <text:p>75.31</text:p>
          </table:table-cell>
          <table:table-cell table:style-name="ce76" table:formula="of:=([.G15]+[.G16])/2" office:value-type="float" office:value="75.58" calcext:value-type="float" table:number-columns-spanned="1" table:number-rows-spanned="2">
            <text:p>75.58</text:p>
          </table:table-cell>
          <table:table-cell table:style-name="ce70" table:formula="of:=[.H15]-[.H$3]" office:value-type="float" office:value="1.97499999999999" calcext:value-type="float" table:number-columns-spanned="1" table:number-rows-spanned="2">
            <text:p>1.97499999999999</text:p>
          </table:table-cell>
          <table:table-cell table:style-name="ce37" table:formula="of:=([.I15]+[.F15])/2" office:value-type="float" office:value="2.425" calcext:value-type="float" table:number-columns-spanned="1" table:number-rows-spanned="2">
            <text:p>2.425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3.64" calcext:value-type="float">
            <text:p>73.64</text:p>
          </table:table-cell>
          <table:covered-table-cell table:style-name="ce65"/>
          <table:covered-table-cell table:style-name="ce71"/>
          <table:table-cell table:style-name="ce71" office:value-type="float" office:value="75.85" calcext:value-type="float">
            <text:p>75.85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2" table:number-columns-spanned="3" table:number-rows-spanned="1"/>
          <table:covered-table-cell/>
          <table:covered-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End distances – Max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2.99" calcext:value-type="float">
            <text:p>72.99</text:p>
          </table:table-cell>
          <table:table-cell table:style-name="ce64" table:formula="of:=([.D18]+[.D19])/2" office:value-type="float" office:value="69.895" calcext:value-type="float" table:number-columns-spanned="1" table:number-rows-spanned="2">
            <text:p>69.895</text:p>
          </table:table-cell>
          <table:table-cell table:style-name="ce70" table:formula="of:=[.E18]-[.E$3]" office:value-type="float" office:value="-1.48" calcext:value-type="float" table:number-columns-spanned="1" table:number-rows-spanned="2">
            <text:p>-1.48</text:p>
          </table:table-cell>
          <table:table-cell table:style-name="ce75" office:value-type="float" office:value="74.1" calcext:value-type="float">
            <text:p>74.1</text:p>
          </table:table-cell>
          <table:table-cell table:style-name="ce76" table:formula="of:=([.G18]+[.G19])/2" office:value-type="float" office:value="71.65" calcext:value-type="float" table:number-columns-spanned="1" table:number-rows-spanned="2">
            <text:p>71.65</text:p>
          </table:table-cell>
          <table:table-cell table:style-name="ce70" table:formula="of:=[.H18]-[.H$3]" office:value-type="float" office:value="-1.955" calcext:value-type="float" table:number-columns-spanned="1" table:number-rows-spanned="2">
            <text:p>-1.955</text:p>
          </table:table-cell>
          <table:table-cell table:style-name="ce37" table:formula="of:=([.I18]+[.F18])/2" office:value-type="float" office:value="-1.7175" calcext:value-type="float" table:number-columns-spanned="1" table:number-rows-spanned="2">
            <text:p>-1.7175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66.8" calcext:value-type="float">
            <text:p>66.8</text:p>
          </table:table-cell>
          <table:covered-table-cell table:style-name="ce65"/>
          <table:covered-table-cell table:style-name="ce71"/>
          <table:table-cell table:style-name="ce71" office:value-type="float" office:value="69.2" calcext:value-type="float">
            <text:p>69.2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1"/>
          <table:table-cell/>
          <table: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End distances – Min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4.46" calcext:value-type="float">
            <text:p>74.46</text:p>
          </table:table-cell>
          <table:table-cell table:style-name="ce64" table:formula="of:=([.D21]+[.D22])/2" office:value-type="float" office:value="71.185" calcext:value-type="float" table:number-columns-spanned="1" table:number-rows-spanned="2">
            <text:p>71.185</text:p>
          </table:table-cell>
          <table:table-cell table:style-name="ce70" table:formula="of:=[.E21]-[.E$3]" office:value-type="float" office:value="-0.189999999999998" calcext:value-type="float" table:number-columns-spanned="1" table:number-rows-spanned="2">
            <text:p>-0.189999999999998</text:p>
          </table:table-cell>
          <table:table-cell table:style-name="ce75" office:value-type="float" office:value="75.27" calcext:value-type="float">
            <text:p>75.27</text:p>
          </table:table-cell>
          <table:table-cell table:style-name="ce76" table:formula="of:=([.G21]+[.G22])/2" office:value-type="float" office:value="73.325" calcext:value-type="float" table:number-columns-spanned="1" table:number-rows-spanned="2">
            <text:p>73.325</text:p>
          </table:table-cell>
          <table:table-cell table:style-name="ce70" table:formula="of:=[.H21]-[.H$3]" office:value-type="float" office:value="-0.280000000000015" calcext:value-type="float" table:number-columns-spanned="1" table:number-rows-spanned="2">
            <text:p>-0.280000000000015</text:p>
          </table:table-cell>
          <table:table-cell table:style-name="ce37" table:formula="of:=([.I21]+[.F21])/2" office:value-type="float" office:value="-0.235000000000007" calcext:value-type="float" table:number-columns-spanned="1" table:number-rows-spanned="2">
            <text:p>-0.235000000000007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67.91" calcext:value-type="float">
            <text:p>67.91</text:p>
          </table:table-cell>
          <table:covered-table-cell table:style-name="ce65"/>
          <table:covered-table-cell table:style-name="ce71"/>
          <table:table-cell table:style-name="ce71" office:value-type="float" office:value="71.38" calcext:value-type="float">
            <text:p>71.38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2" table:number-columns-spanned="3" table:number-rows-spanned="1"/>
          <table:covered-table-cell/>
          <table:covered-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Source Primitive Arc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2.86" calcext:value-type="float">
            <text:p>72.86</text:p>
          </table:table-cell>
          <table:table-cell table:style-name="ce64" table:formula="of:=([.D24]+[.D25])/2" office:value-type="float" office:value="71.095" calcext:value-type="float" table:number-columns-spanned="1" table:number-rows-spanned="2">
            <text:p>71.095</text:p>
          </table:table-cell>
          <table:table-cell table:style-name="ce70" table:formula="of:=[.E24]-[.E$3]" office:value-type="float" office:value="-0.280000000000001" calcext:value-type="float" table:number-columns-spanned="1" table:number-rows-spanned="2">
            <text:p>-0.280000000000001</text:p>
          </table:table-cell>
          <table:table-cell table:style-name="ce75" office:value-type="float" office:value="73.38" calcext:value-type="float">
            <text:p>73.38</text:p>
          </table:table-cell>
          <table:table-cell table:style-name="ce76" table:formula="of:=([.G24]+[.G25])/2" office:value-type="float" office:value="72.99" calcext:value-type="float" table:number-columns-spanned="1" table:number-rows-spanned="2">
            <text:p>72.99</text:p>
          </table:table-cell>
          <table:table-cell table:style-name="ce70" table:formula="of:=[.H24]-[.H$3]" office:value-type="float" office:value="-0.615000000000009" calcext:value-type="float" table:number-columns-spanned="1" table:number-rows-spanned="2">
            <text:p>-0.615000000000009</text:p>
          </table:table-cell>
          <table:table-cell table:style-name="ce37" table:formula="of:=([.I24]+[.F24])/2" office:value-type="float" office:value="-0.447500000000005" calcext:value-type="float" table:number-columns-spanned="1" table:number-rows-spanned="2">
            <text:p>-0.447500000000005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69.33" calcext:value-type="float">
            <text:p>69.33</text:p>
          </table:table-cell>
          <table:covered-table-cell table:style-name="ce65"/>
          <table:covered-table-cell table:style-name="ce71"/>
          <table:table-cell table:style-name="ce71" office:value-type="float" office:value="72.6" calcext:value-type="float">
            <text:p>72.6</text:p>
          </table:table-cell>
          <table:covered-table-cell table:style-name="ce77"/>
          <table:covered-table-cell table:style-name="ce71"/>
          <table:covered-table-cell/>
        </table:table-row>
        <table:table-row table:style-name="ro4">
          <table:table-cell/>
          <table:table-cell table:style-name="ce52" table:number-columns-spanned="3" table:number-rows-spanned="1"/>
          <table:covered-table-cell/>
          <table:covered-table-cell table:style-name="ce17"/>
          <table:table-cell/>
          <table:table-cell table:style-name="ce72"/>
          <table:table-cell table:style-name="ce69"/>
          <table:table-cell/>
          <table:table-cell table:style-name="ce11"/>
          <table:table-cell/>
        </table:table-row>
        <table:table-row table:style-name="ro5">
          <table:table-cell/>
          <table:table-cell table:style-name="ce49" office:value-type="string" calcext:value-type="string" table:number-columns-spanned="1" table:number-rows-spanned="2">
            <text:p>Target Primitive Arc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3.65" calcext:value-type="float">
            <text:p>73.65</text:p>
          </table:table-cell>
          <table:table-cell table:style-name="ce64" table:formula="of:=([.D27]+[.D28])/2" office:value-type="float" office:value="71.225" calcext:value-type="float" table:number-columns-spanned="1" table:number-rows-spanned="2">
            <text:p>71.225</text:p>
          </table:table-cell>
          <table:table-cell table:style-name="ce70" table:formula="of:=[.E27]-[.E$3]" office:value-type="float" office:value="-0.150000000000006" calcext:value-type="float" table:number-columns-spanned="1" table:number-rows-spanned="2">
            <text:p>-0.150000000000006</text:p>
          </table:table-cell>
          <table:table-cell table:style-name="ce74" office:value-type="float" office:value="74.47" calcext:value-type="float">
            <text:p>74.47</text:p>
          </table:table-cell>
          <table:table-cell table:style-name="ce64" table:formula="of:=([.G27]+[.G28])/2" office:value-type="float" office:value="73.555" calcext:value-type="float" table:number-columns-spanned="1" table:number-rows-spanned="2">
            <text:p>73.555</text:p>
          </table:table-cell>
          <table:table-cell table:style-name="ce70" table:formula="of:=[.H27]-[.H$3]" office:value-type="float" office:value="-0.0499999999999972" calcext:value-type="float" table:number-columns-spanned="1" table:number-rows-spanned="2">
            <text:p>-0.049999999999997</text:p>
          </table:table-cell>
          <table:table-cell table:style-name="ce37" table:formula="of:=([.I27]+[.F27])/2" office:value-type="float" office:value="-0.100000000000001" calcext:value-type="float" table:number-columns-spanned="1" table:number-rows-spanned="2">
            <text:p>-0.100000000000001</text:p>
          </table:table-cell>
        </table:table-row>
        <table:table-row table:style-name="ro1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68.8" calcext:value-type="float">
            <text:p>68.8</text:p>
          </table:table-cell>
          <table:covered-table-cell table:style-name="ce65"/>
          <table:covered-table-cell table:style-name="ce71"/>
          <table:table-cell table:style-name="ce23" office:value-type="float" office:value="72.64" calcext:value-type="float">
            <text:p>72.64</text:p>
          </table:table-cell>
          <table:covered-table-cell table:style-name="ce65"/>
          <table:covered-table-cell table:style-name="ce71"/>
          <table:covered-table-cell/>
        </table:table-row>
        <table:table-row table:style-name="ro4">
          <table:table-cell/>
          <table:table-cell table:style-name="ce52" table:number-columns-spanned="3" table:number-rows-spanned="1"/>
          <table:covered-table-cell/>
          <table:covered-table-cell table:style-name="ce17"/>
          <table:table-cell/>
          <table:table-cell table:style-name="ce72"/>
          <table:table-cell table:style-name="ce69"/>
          <table:table-cell/>
          <table:table-cell table:style-name="ce11"/>
          <table:table-cell/>
        </table:table-row>
        <table:table-row table:style-name="ro1">
          <table:table-cell/>
          <table:table-cell table:style-name="ce49" office:value-type="string" calcext:value-type="string" table:number-columns-spanned="1" table:number-rows-spanned="2">
            <text:p>Type Statement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4.77" calcext:value-type="float">
            <text:p>74.77</text:p>
          </table:table-cell>
          <table:table-cell table:style-name="ce64" table:formula="of:=([.D30]+[.D31])/2" office:value-type="float" office:value="72.745" calcext:value-type="float" table:number-columns-spanned="1" table:number-rows-spanned="2">
            <text:p>72.745</text:p>
          </table:table-cell>
          <table:table-cell table:style-name="ce70" table:formula="of:=[.E30]-[.E$3]" office:value-type="float" office:value="1.37" calcext:value-type="float" table:number-columns-spanned="1" table:number-rows-spanned="2">
            <text:p>1.37</text:p>
          </table:table-cell>
          <table:table-cell table:style-name="ce74" office:value-type="float" office:value="75.34" calcext:value-type="float">
            <text:p>75.34</text:p>
          </table:table-cell>
          <table:table-cell table:style-name="ce64" table:formula="of:=([.G30]+[.G31])/2" office:value-type="float" office:value="75.175" calcext:value-type="float" table:number-columns-spanned="1" table:number-rows-spanned="2">
            <text:p>75.175</text:p>
          </table:table-cell>
          <table:table-cell table:style-name="ce70" table:formula="of:=[.H30]-[.H$3]" office:value-type="float" office:value="1.57000000000001" calcext:value-type="float" table:number-columns-spanned="1" table:number-rows-spanned="2">
            <text:p>1.57000000000001</text:p>
          </table:table-cell>
          <table:table-cell table:style-name="ce37" table:formula="of:=([.I30]+[.F30])/2" office:value-type="float" office:value="1.47000000000001" calcext:value-type="float" table:number-columns-spanned="1" table:number-rows-spanned="2">
            <text:p>1.47000000000001</text:p>
          </table:table-cell>
        </table:table-row>
        <table:table-row table:style-name="ro1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0.72" calcext:value-type="float">
            <text:p>70.72</text:p>
          </table:table-cell>
          <table:covered-table-cell table:style-name="ce65"/>
          <table:covered-table-cell table:style-name="ce71"/>
          <table:table-cell table:style-name="ce23" office:value-type="float" office:value="75.01" calcext:value-type="float">
            <text:p>75.01</text:p>
          </table:table-cell>
          <table:covered-table-cell table:style-name="ce65"/>
          <table:covered-table-cell table:style-name="ce71"/>
          <table:covered-table-cell/>
        </table:table-row>
        <table:table-row table:style-name="ro6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4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3" table:number-columns-repeated="7" table:default-cell-style-name="Default"/>
        <table:table-row table:style-name="ro1">
          <table:table-cell/>
          <table:table-cell table:style-name="ce46"/>
          <table:table-cell table:style-name="ce53"/>
          <table:table-cell table:style-name="ce57"/>
          <table:table-cell table:number-columns-repeated="6"/>
        </table:table-row>
        <table:table-row table:style-name="ro1">
          <table:table-cell/>
          <table:table-cell table:style-name="ce46" office:value-type="string" calcext:value-type="string">
            <text:p>Property</text:p>
          </table:table-cell>
          <table:table-cell table:style-name="ce53" office:value-type="string" calcext:value-type="string">
            <text:p>Class</text:p>
          </table:table-cell>
          <table:table-cell table:style-name="ce58" office:value-type="string" calcext:value-type="string" table:number-columns-spanned="3" table:number-rows-spanned="1">
            <text:p>F1 (Average)</text:p>
          </table:table-cell>
          <table:covered-table-cell table:style-name="ce63"/>
          <table:covered-table-cell table:style-name="ce66"/>
          <table:table-cell table:style-name="ce73" office:value-type="string" calcext:value-type="string" table:number-columns-spanned="3" table:number-rows-spanned="1">
            <text:p>F1 (Max)</text:p>
          </table:table-cell>
          <table:covered-table-cell table:number-columns-repeated="2" table:style-name="ce63"/>
          <table:table-cell/>
        </table:table-row>
        <table:table-row table:style-name="ro8">
          <table:table-cell/>
          <table:table-cell table:style-name="ce47" office:value-type="string" calcext:value-type="string" table:number-columns-spanned="1" table:number-rows-spanned="2">
            <text:p>All</text:p>
            <text:p>End Distances – Avg</text:p>
            <text:p>Operator</text:p>
            <text:p>Complexity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5.23" calcext:value-type="float">
            <text:p>75.23</text:p>
          </table:table-cell>
          <table:table-cell table:style-name="ce64" table:formula="of:=([.D3]+[.D4])/2" office:value-type="float" office:value="73.825" calcext:value-type="float" table:number-columns-spanned="1" table:number-rows-spanned="2">
            <text:p>73.825</text:p>
          </table:table-cell>
          <table:table-cell table:style-name="ce67" table:number-columns-spanned="1" table:number-rows-spanned="2"/>
          <table:table-cell table:style-name="ce74" office:value-type="float" office:value="76.38" calcext:value-type="float">
            <text:p>76.38</text:p>
          </table:table-cell>
          <table:table-cell table:style-name="ce64" table:formula="of:=([.G3]+[.G4])/2" office:value-type="float" office:value="75.69" calcext:value-type="float" table:number-columns-spanned="1" table:number-rows-spanned="2">
            <text:p>75.69</text:p>
          </table:table-cell>
          <table:table-cell table:style-name="ce67" table:number-columns-spanned="1" table:number-rows-spanned="2"/>
          <table:table-cell/>
        </table:table-row>
        <table:table-row table:style-name="ro8">
          <table:table-cell/>
          <table:covered-table-cell table:style-name="ce48"/>
          <table:table-cell table:style-name="ce55" office:value-type="string" calcext:value-type="string">
            <text:p>KNN</text:p>
          </table:table-cell>
          <table:table-cell table:style-name="ce60" office:value-type="float" office:value="72.42" calcext:value-type="float">
            <text:p>72.42</text:p>
          </table:table-cell>
          <table:covered-table-cell table:style-name="ce65"/>
          <table:covered-table-cell table:style-name="ce23"/>
          <table:table-cell table:style-name="ce23" office:value-type="float" office:value="75" calcext:value-type="float">
            <text:p>75</text:p>
          </table:table-cell>
          <table:covered-table-cell table:style-name="ce65"/>
          <table:covered-table-cell table:style-name="ce23"/>
          <table:table-cell/>
        </table:table-row>
        <table:table-row table:style-name="ro3">
          <table:table-cell/>
          <table:table-cell table:style-name="ce46"/>
          <table:table-cell table:style-name="ce53"/>
          <table:table-cell table:style-name="ce61"/>
          <table:table-cell/>
          <table:table-cell table:style-name="ce69"/>
          <table:table-cell table:style-name="ce57"/>
          <table:table-cell table:number-columns-repeated="3"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Begin distances – Avg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6.34" calcext:value-type="float">
            <text:p>76.34</text:p>
          </table:table-cell>
          <table:table-cell table:style-name="ce64" table:formula="of:=([.D6]+[.D7])/2" office:value-type="float" office:value="74.36" calcext:value-type="float" table:number-columns-spanned="1" table:number-rows-spanned="2">
            <text:p>74.36</text:p>
          </table:table-cell>
          <table:table-cell table:style-name="ce70" table:formula="of:=[.E6]-[.E$3]" office:value-type="float" office:value="0.534999999999997" calcext:value-type="float" table:number-columns-spanned="1" table:number-rows-spanned="2">
            <text:p>0.534999999999997</text:p>
          </table:table-cell>
          <table:table-cell table:style-name="ce75" office:value-type="float" office:value="77.1" calcext:value-type="float">
            <text:p>77.1</text:p>
          </table:table-cell>
          <table:table-cell table:style-name="ce76" table:formula="of:=([.G6]+[.G7])/2" office:value-type="float" office:value="76.36" calcext:value-type="float" table:number-columns-spanned="1" table:number-rows-spanned="2">
            <text:p>76.36</text:p>
          </table:table-cell>
          <table:table-cell table:style-name="ce70" table:formula="of:=[.H6]-[.H$3]" office:value-type="float" office:value="0.670000000000002" calcext:value-type="float" table:number-columns-spanned="1" table:number-rows-spanned="2">
            <text:p>0.670000000000002</text:p>
          </table:table-cell>
          <table:table-cell table:style-name="ce37" table:formula="of:=([.I6]+[.F6])/2" office:value-type="float" office:value="0.602499999999999" calcext:value-type="float" table:number-columns-spanned="1" table:number-rows-spanned="2">
            <text:p>0.602499999999999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2.38" calcext:value-type="float">
            <text:p>72.38</text:p>
          </table:table-cell>
          <table:covered-table-cell table:style-name="ce65"/>
          <table:covered-table-cell table:style-name="ce71"/>
          <table:table-cell table:style-name="ce71" office:value-type="float" office:value="75.62" calcext:value-type="float">
            <text:p>75.62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1"/>
          <table:table-cell/>
          <table: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Begin distances – Max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7.25" calcext:value-type="float">
            <text:p>77.25</text:p>
          </table:table-cell>
          <table:table-cell table:style-name="ce64" table:formula="of:=([.D9]+[.D10])/2" office:value-type="float" office:value="74.75" calcext:value-type="float" table:number-columns-spanned="1" table:number-rows-spanned="2">
            <text:p>74.75</text:p>
          </table:table-cell>
          <table:table-cell table:style-name="ce70" table:formula="of:=[.E9]-[.E$3]" office:value-type="float" office:value="0.924999999999997" calcext:value-type="float" table:number-columns-spanned="1" table:number-rows-spanned="2">
            <text:p>0.924999999999997</text:p>
          </table:table-cell>
          <table:table-cell table:style-name="ce75" office:value-type="float" office:value="77.95" calcext:value-type="float">
            <text:p>77.95</text:p>
          </table:table-cell>
          <table:table-cell table:style-name="ce76" table:formula="of:=([.G9]+[.G10])/2" office:value-type="float" office:value="76.44" calcext:value-type="float" table:number-columns-spanned="1" table:number-rows-spanned="2">
            <text:p>76.44</text:p>
          </table:table-cell>
          <table:table-cell table:style-name="ce70" table:formula="of:=[.H9]-[.H$3]" office:value-type="float" office:value="0.75" calcext:value-type="float" table:number-columns-spanned="1" table:number-rows-spanned="2">
            <text:p>0.75</text:p>
          </table:table-cell>
          <table:table-cell table:style-name="ce37" table:formula="of:=([.I9]+[.F9])/2" office:value-type="float" office:value="0.837499999999999" calcext:value-type="float" table:number-columns-spanned="1" table:number-rows-spanned="2">
            <text:p>0.837499999999999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2.25" calcext:value-type="float">
            <text:p>72.25</text:p>
          </table:table-cell>
          <table:covered-table-cell table:style-name="ce65"/>
          <table:covered-table-cell table:style-name="ce71"/>
          <table:table-cell table:style-name="ce71" office:value-type="float" office:value="74.93" calcext:value-type="float">
            <text:p>74.93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1"/>
          <table:table-cell/>
          <table: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Begin distances – Min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5.74" calcext:value-type="float">
            <text:p>75.74</text:p>
          </table:table-cell>
          <table:table-cell table:style-name="ce64" table:formula="of:=([.D12]+[.D13])/2" office:value-type="float" office:value="74.71" calcext:value-type="float" table:number-columns-spanned="1" table:number-rows-spanned="2">
            <text:p>74.71</text:p>
          </table:table-cell>
          <table:table-cell table:style-name="ce70" table:formula="of:=[.E12]-[.E$3]" office:value-type="float" office:value="0.885000000000005" calcext:value-type="float" table:number-columns-spanned="1" table:number-rows-spanned="2">
            <text:p>0.885000000000005</text:p>
          </table:table-cell>
          <table:table-cell table:style-name="ce75" office:value-type="float" office:value="76.8" calcext:value-type="float">
            <text:p>76.8</text:p>
          </table:table-cell>
          <table:table-cell table:style-name="ce76" table:formula="of:=([.G12]+[.G13])/2" office:value-type="float" office:value="76.51" calcext:value-type="float" table:number-columns-spanned="1" table:number-rows-spanned="2">
            <text:p>76.51</text:p>
          </table:table-cell>
          <table:table-cell table:style-name="ce70" table:formula="of:=[.H12]-[.H$3]" office:value-type="float" office:value="0.819999999999993" calcext:value-type="float" table:number-columns-spanned="1" table:number-rows-spanned="2">
            <text:p>0.819999999999993</text:p>
          </table:table-cell>
          <table:table-cell table:style-name="ce37" table:formula="of:=([.I12]+[.F12])/2" office:value-type="float" office:value="0.852499999999999" calcext:value-type="float" table:number-columns-spanned="1" table:number-rows-spanned="2">
            <text:p>0.852499999999999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3.68" calcext:value-type="float">
            <text:p>73.68</text:p>
          </table:table-cell>
          <table:covered-table-cell table:style-name="ce65"/>
          <table:covered-table-cell table:style-name="ce71"/>
          <table:table-cell table:style-name="ce71" office:value-type="float" office:value="76.22" calcext:value-type="float">
            <text:p>76.22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2" table:number-columns-spanned="3" table:number-rows-spanned="1"/>
          <table:covered-table-cell/>
          <table:covered-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End distances – Max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6.8" calcext:value-type="float">
            <text:p>76.8</text:p>
          </table:table-cell>
          <table:table-cell table:style-name="ce64" table:formula="of:=([.D15]+[.D16])/2" office:value-type="float" office:value="74.65" calcext:value-type="float" table:number-columns-spanned="1" table:number-rows-spanned="2">
            <text:p>74.65</text:p>
          </table:table-cell>
          <table:table-cell table:style-name="ce70" table:formula="of:=[.E15]-[.E$3]" office:value-type="float" office:value="0.825000000000003" calcext:value-type="float" table:number-columns-spanned="1" table:number-rows-spanned="2">
            <text:p>0.825000000000003</text:p>
          </table:table-cell>
          <table:table-cell table:style-name="ce75" office:value-type="float" office:value="78.21" calcext:value-type="float">
            <text:p>78.21</text:p>
          </table:table-cell>
          <table:table-cell table:style-name="ce76" table:formula="of:=([.G15]+[.G16])/2" office:value-type="float" office:value="76.685" calcext:value-type="float" table:number-columns-spanned="1" table:number-rows-spanned="2">
            <text:p>76.685</text:p>
          </table:table-cell>
          <table:table-cell table:style-name="ce70" table:formula="of:=[.H15]-[.H$3]" office:value-type="float" office:value="0.995000000000005" calcext:value-type="float" table:number-columns-spanned="1" table:number-rows-spanned="2">
            <text:p>0.995000000000005</text:p>
          </table:table-cell>
          <table:table-cell table:style-name="ce37" table:formula="of:=([.I15]+[.F15])/2" office:value-type="float" office:value="0.910000000000004" calcext:value-type="float" table:number-columns-spanned="1" table:number-rows-spanned="2">
            <text:p>0.910000000000004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2.5" calcext:value-type="float">
            <text:p>72.5</text:p>
          </table:table-cell>
          <table:covered-table-cell table:style-name="ce65"/>
          <table:covered-table-cell table:style-name="ce71"/>
          <table:table-cell table:style-name="ce71" office:value-type="float" office:value="75.16" calcext:value-type="float">
            <text:p>75.16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1"/>
          <table:table-cell/>
          <table: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End distances – Min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6.13" calcext:value-type="float">
            <text:p>76.13</text:p>
          </table:table-cell>
          <table:table-cell table:style-name="ce64" table:formula="of:=([.D18]+[.D19])/2" office:value-type="float" office:value="73.82" calcext:value-type="float" table:number-columns-spanned="1" table:number-rows-spanned="2">
            <text:p>73.82</text:p>
          </table:table-cell>
          <table:table-cell table:style-name="ce70" table:formula="of:=[.E18]-[.E$3]" office:value-type="float" office:value="-0.00500000000000966" calcext:value-type="float" table:number-columns-spanned="1" table:number-rows-spanned="2">
            <text:p>-0.00500000000001</text:p>
          </table:table-cell>
          <table:table-cell table:style-name="ce75" office:value-type="float" office:value="77.08" calcext:value-type="float">
            <text:p>77.08</text:p>
          </table:table-cell>
          <table:table-cell table:style-name="ce76" table:formula="of:=([.G18]+[.G19])/2" office:value-type="float" office:value="75.39" calcext:value-type="float" table:number-columns-spanned="1" table:number-rows-spanned="2">
            <text:p>75.39</text:p>
          </table:table-cell>
          <table:table-cell table:style-name="ce70" table:formula="of:=[.H18]-[.H$3]" office:value-type="float" office:value="-0.299999999999997" calcext:value-type="float" table:number-columns-spanned="1" table:number-rows-spanned="2">
            <text:p>-0.299999999999997</text:p>
          </table:table-cell>
          <table:table-cell table:style-name="ce37" table:formula="of:=([.I18]+[.F18])/2" office:value-type="float" office:value="-0.152500000000003" calcext:value-type="float" table:number-columns-spanned="1" table:number-rows-spanned="2">
            <text:p>-0.152500000000003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1.51" calcext:value-type="float">
            <text:p>71.51</text:p>
          </table:table-cell>
          <table:covered-table-cell table:style-name="ce65"/>
          <table:covered-table-cell table:style-name="ce71"/>
          <table:table-cell table:style-name="ce71" office:value-type="float" office:value="73.7" calcext:value-type="float">
            <text:p>73.7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2" table:number-columns-spanned="3" table:number-rows-spanned="1"/>
          <table:covered-table-cell/>
          <table:covered-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Source Primitive Arc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5.34" calcext:value-type="float">
            <text:p>75.34</text:p>
          </table:table-cell>
          <table:table-cell table:style-name="ce64" table:formula="of:=([.D21]+[.D22])/2" office:value-type="float" office:value="74.06" calcext:value-type="float" table:number-columns-spanned="1" table:number-rows-spanned="2">
            <text:p>74.06</text:p>
          </table:table-cell>
          <table:table-cell table:style-name="ce70" table:formula="of:=[.E21]-[.E$3]" office:value-type="float" office:value="0.234999999999999" calcext:value-type="float" table:number-columns-spanned="1" table:number-rows-spanned="2">
            <text:p>0.234999999999999</text:p>
          </table:table-cell>
          <table:table-cell table:style-name="ce75" office:value-type="float" office:value="76.51" calcext:value-type="float">
            <text:p>76.51</text:p>
          </table:table-cell>
          <table:table-cell table:style-name="ce76" table:formula="of:=([.G21]+[.G22])/2" office:value-type="float" office:value="75.72" calcext:value-type="float" table:number-columns-spanned="1" table:number-rows-spanned="2">
            <text:p>75.72</text:p>
          </table:table-cell>
          <table:table-cell table:style-name="ce70" table:formula="of:=[.H21]-[.H$3]" office:value-type="float" office:value="0.0300000000000011" calcext:value-type="float" table:number-columns-spanned="1" table:number-rows-spanned="2">
            <text:p>0.030000000000001</text:p>
          </table:table-cell>
          <table:table-cell table:style-name="ce37" table:formula="of:=([.I21]+[.F21])/2" office:value-type="float" office:value="0.1325" calcext:value-type="float" table:number-columns-spanned="1" table:number-rows-spanned="2">
            <text:p>0.1325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2.78" calcext:value-type="float">
            <text:p>72.78</text:p>
          </table:table-cell>
          <table:covered-table-cell table:style-name="ce65"/>
          <table:covered-table-cell table:style-name="ce71"/>
          <table:table-cell table:style-name="ce71" office:value-type="float" office:value="74.93" calcext:value-type="float">
            <text:p>74.93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2" table:number-columns-spanned="3" table:number-rows-spanned="1"/>
          <table:covered-table-cell/>
          <table:covered-table-cell table:style-name="ce17"/>
          <table:table-cell/>
          <table:table-cell table:style-name="ce72"/>
          <table:table-cell table:style-name="ce69"/>
          <table:table-cell/>
          <table:table-cell table:style-name="ce11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Target Primitive Arc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6.09" calcext:value-type="float">
            <text:p>76.09</text:p>
          </table:table-cell>
          <table:table-cell table:style-name="ce64" table:formula="of:=([.D24]+[.D25])/2" office:value-type="float" office:value="74.5" calcext:value-type="float" table:number-columns-spanned="1" table:number-rows-spanned="2">
            <text:p>74.5</text:p>
          </table:table-cell>
          <table:table-cell table:style-name="ce70" table:formula="of:=[.E24]-[.E$3]" office:value-type="float" office:value="0.674999999999997" calcext:value-type="float" table:number-columns-spanned="1" table:number-rows-spanned="2">
            <text:p>0.674999999999997</text:p>
          </table:table-cell>
          <table:table-cell table:style-name="ce74" office:value-type="float" office:value="76.78" calcext:value-type="float">
            <text:p>76.78</text:p>
          </table:table-cell>
          <table:table-cell table:style-name="ce64" table:formula="of:=([.G24]+[.G25])/2" office:value-type="float" office:value="75.96" calcext:value-type="float" table:number-columns-spanned="1" table:number-rows-spanned="2">
            <text:p>75.96</text:p>
          </table:table-cell>
          <table:table-cell table:style-name="ce70" table:formula="of:=[.H24]-[.H$3]" office:value-type="float" office:value="0.27000000000001" calcext:value-type="float" table:number-columns-spanned="1" table:number-rows-spanned="2">
            <text:p>0.27000000000001</text:p>
          </table:table-cell>
          <table:table-cell table:style-name="ce37" table:formula="of:=([.I24]+[.F24])/2" office:value-type="float" office:value="0.472500000000004" calcext:value-type="float" table:number-columns-spanned="1" table:number-rows-spanned="2">
            <text:p>0.472500000000004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2.91" calcext:value-type="float">
            <text:p>72.91</text:p>
          </table:table-cell>
          <table:covered-table-cell table:style-name="ce65"/>
          <table:covered-table-cell table:style-name="ce71"/>
          <table:table-cell table:style-name="ce23" office:value-type="float" office:value="75.14" calcext:value-type="float">
            <text:p>75.14</text:p>
          </table:table-cell>
          <table:covered-table-cell table:style-name="ce65"/>
          <table:covered-table-cell table:style-name="ce71"/>
          <table:covered-table-cell/>
        </table:table-row>
        <table:table-row table:style-name="ro4">
          <table:table-cell/>
          <table:table-cell table:style-name="ce52" table:number-columns-spanned="3" table:number-rows-spanned="1"/>
          <table:covered-table-cell/>
          <table:covered-table-cell table:style-name="ce17"/>
          <table:table-cell/>
          <table:table-cell table:style-name="ce72"/>
          <table:table-cell table:style-name="ce69"/>
          <table:table-cell/>
          <table:table-cell table:style-name="ce11"/>
          <table:table-cell/>
        </table:table-row>
        <table:table-row table:style-name="ro5">
          <table:table-cell/>
          <table:table-cell table:style-name="ce49" office:value-type="string" calcext:value-type="string" table:number-columns-spanned="1" table:number-rows-spanned="2">
            <text:p>Type Statement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7.3" calcext:value-type="float">
            <text:p>77.3</text:p>
          </table:table-cell>
          <table:table-cell table:style-name="ce64" table:formula="of:=([.D27]+[.D28])/2" office:value-type="float" office:value="75.205" calcext:value-type="float" table:number-columns-spanned="1" table:number-rows-spanned="2">
            <text:p>75.205</text:p>
          </table:table-cell>
          <table:table-cell table:style-name="ce70" table:formula="of:=[.E27]-[.E$3]" office:value-type="float" office:value="1.38" calcext:value-type="float" table:number-columns-spanned="1" table:number-rows-spanned="2">
            <text:p>1.38</text:p>
          </table:table-cell>
          <table:table-cell table:style-name="ce74" office:value-type="float" office:value="78.87" calcext:value-type="float">
            <text:p>78.87</text:p>
          </table:table-cell>
          <table:table-cell table:style-name="ce64" table:formula="of:=([.G27]+[.G28])/2" office:value-type="float" office:value="77.715" calcext:value-type="float" table:number-columns-spanned="1" table:number-rows-spanned="2">
            <text:p>77.715</text:p>
          </table:table-cell>
          <table:table-cell table:style-name="ce70" table:formula="of:=[.H27]-[.H$3]" office:value-type="float" office:value="2.02500000000001" calcext:value-type="float" table:number-columns-spanned="1" table:number-rows-spanned="2">
            <text:p>2.02500000000001</text:p>
          </table:table-cell>
          <table:table-cell table:style-name="ce38" table:formula="of:=([.I27]+[.F27])/2" office:value-type="float" office:value="1.7025" calcext:value-type="float" table:number-columns-spanned="1" table:number-rows-spanned="2">
            <text:p>1.7025</text:p>
          </table:table-cell>
        </table:table-row>
        <table:table-row table:style-name="ro1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3.11" calcext:value-type="float">
            <text:p>73.11</text:p>
          </table:table-cell>
          <table:covered-table-cell table:style-name="ce65"/>
          <table:covered-table-cell table:style-name="ce71"/>
          <table:table-cell table:style-name="ce23" office:value-type="float" office:value="76.56" calcext:value-type="float">
            <text:p>76.56</text:p>
          </table:table-cell>
          <table:covered-table-cell table:style-name="ce65"/>
          <table:covered-table-cell table:style-name="ce71"/>
          <table:covered-table-cell/>
        </table:table-row>
        <table:table-row table:style-name="ro4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6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5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3" table:number-columns-repeated="7" table:default-cell-style-name="Default"/>
        <table:table-row table:style-name="ro1">
          <table:table-cell/>
          <table:table-cell table:style-name="ce46"/>
          <table:table-cell table:style-name="ce53"/>
          <table:table-cell table:style-name="ce57"/>
          <table:table-cell table:number-columns-repeated="6"/>
        </table:table-row>
        <table:table-row table:style-name="ro1">
          <table:table-cell/>
          <table:table-cell table:style-name="ce46" office:value-type="string" calcext:value-type="string">
            <text:p>Property</text:p>
          </table:table-cell>
          <table:table-cell table:style-name="ce53" office:value-type="string" calcext:value-type="string">
            <text:p>Class</text:p>
          </table:table-cell>
          <table:table-cell table:style-name="ce58" office:value-type="string" calcext:value-type="string" table:number-columns-spanned="3" table:number-rows-spanned="1">
            <text:p>F1 (Average)</text:p>
          </table:table-cell>
          <table:covered-table-cell table:style-name="ce63"/>
          <table:covered-table-cell table:style-name="ce66"/>
          <table:table-cell table:style-name="ce73" office:value-type="string" calcext:value-type="string" table:number-columns-spanned="3" table:number-rows-spanned="1">
            <text:p>F1 (Max)</text:p>
          </table:table-cell>
          <table:covered-table-cell table:number-columns-repeated="2" table:style-name="ce63"/>
          <table:table-cell/>
        </table:table-row>
        <table:table-row table:style-name="ro9">
          <table:table-cell/>
          <table:table-cell table:style-name="ce47" office:value-type="string" calcext:value-type="string" table:number-columns-spanned="1" table:number-rows-spanned="2">
            <text:p>All</text:p>
            <text:p>End Distances – Avg</text:p>
            <text:p>Operator</text:p>
            <text:p>Complexity</text:p>
            <text:p><text:span text:style-name="T1">Type Statement</text:span>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6.92" calcext:value-type="float">
            <text:p>76.92</text:p>
          </table:table-cell>
          <table:table-cell table:style-name="ce64" table:formula="of:=([.D3]+[.D4])/2" office:value-type="float" office:value="75.53" calcext:value-type="float" table:number-columns-spanned="1" table:number-rows-spanned="2">
            <text:p>75.53</text:p>
          </table:table-cell>
          <table:table-cell table:style-name="ce67" table:number-columns-spanned="1" table:number-rows-spanned="2"/>
          <table:table-cell table:style-name="ce74" office:value-type="float" office:value="77.99" calcext:value-type="float">
            <text:p>77.99</text:p>
          </table:table-cell>
          <table:table-cell table:style-name="ce64" table:formula="of:=([.G3]+[.G4])/2" office:value-type="float" office:value="77.33" calcext:value-type="float" table:number-columns-spanned="1" table:number-rows-spanned="2">
            <text:p>77.33</text:p>
          </table:table-cell>
          <table:table-cell table:style-name="ce67" table:number-columns-spanned="1" table:number-rows-spanned="2"/>
          <table:table-cell/>
        </table:table-row>
        <table:table-row table:style-name="ro9">
          <table:table-cell/>
          <table:covered-table-cell table:style-name="ce48"/>
          <table:table-cell table:style-name="ce55" office:value-type="string" calcext:value-type="string">
            <text:p>KNN</text:p>
          </table:table-cell>
          <table:table-cell table:style-name="ce60" office:value-type="float" office:value="74.14" calcext:value-type="float">
            <text:p>74.14</text:p>
          </table:table-cell>
          <table:covered-table-cell table:style-name="ce65"/>
          <table:covered-table-cell table:style-name="ce23"/>
          <table:table-cell table:style-name="ce23" office:value-type="float" office:value="76.67" calcext:value-type="float">
            <text:p>76.67</text:p>
          </table:table-cell>
          <table:covered-table-cell table:style-name="ce65"/>
          <table:covered-table-cell table:style-name="ce23"/>
          <table:table-cell/>
        </table:table-row>
        <table:table-row table:style-name="ro3">
          <table:table-cell/>
          <table:table-cell table:style-name="ce46"/>
          <table:table-cell table:style-name="ce53"/>
          <table:table-cell table:style-name="ce61"/>
          <table:table-cell/>
          <table:table-cell table:style-name="ce69"/>
          <table:table-cell table:style-name="ce57"/>
          <table:table-cell table:number-columns-repeated="3"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Begin distances – Avg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7.84" calcext:value-type="float">
            <text:p>77.84</text:p>
          </table:table-cell>
          <table:table-cell table:style-name="ce64" table:formula="of:=([.D6]+[.D7])/2" office:value-type="float" office:value="74.775" calcext:value-type="float" table:number-columns-spanned="1" table:number-rows-spanned="2">
            <text:p>74.775</text:p>
          </table:table-cell>
          <table:table-cell table:style-name="ce70" table:formula="of:=[.E6]-[.E$3]" office:value-type="float" office:value="-0.754999999999995" calcext:value-type="float" table:number-columns-spanned="1" table:number-rows-spanned="2">
            <text:p>-0.754999999999995</text:p>
          </table:table-cell>
          <table:table-cell table:style-name="ce75" office:value-type="float" office:value="79.31" calcext:value-type="float">
            <text:p>79.31</text:p>
          </table:table-cell>
          <table:table-cell table:style-name="ce76" table:formula="of:=([.G6]+[.G7])/2" office:value-type="float" office:value="77.395" calcext:value-type="float" table:number-columns-spanned="1" table:number-rows-spanned="2">
            <text:p>77.395</text:p>
          </table:table-cell>
          <table:table-cell table:style-name="ce70" table:formula="of:=[.H6]-[.H$3]" office:value-type="float" office:value="0.0650000000000119" calcext:value-type="float" table:number-columns-spanned="1" table:number-rows-spanned="2">
            <text:p>0.065000000000012</text:p>
          </table:table-cell>
          <table:table-cell table:style-name="ce37" table:formula="of:=([.I6]+[.F6])/2" office:value-type="float" office:value="-0.344999999999992" calcext:value-type="float" table:number-columns-spanned="1" table:number-rows-spanned="2">
            <text:p>-0.344999999999992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1.71" calcext:value-type="float">
            <text:p>71.71</text:p>
          </table:table-cell>
          <table:covered-table-cell table:style-name="ce65"/>
          <table:covered-table-cell table:style-name="ce71"/>
          <table:table-cell table:style-name="ce71" office:value-type="float" office:value="75.48" calcext:value-type="float">
            <text:p>75.48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1"/>
          <table:table-cell/>
          <table: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Begin distances – Max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6.75" calcext:value-type="float">
            <text:p>76.75</text:p>
          </table:table-cell>
          <table:table-cell table:style-name="ce64" table:formula="of:=([.D9]+[.D10])/2" office:value-type="float" office:value="74.765" calcext:value-type="float" table:number-columns-spanned="1" table:number-rows-spanned="2">
            <text:p>74.765</text:p>
          </table:table-cell>
          <table:table-cell table:style-name="ce70" table:formula="of:=[.E9]-[.E$3]" office:value-type="float" office:value="-0.765000000000001" calcext:value-type="float" table:number-columns-spanned="1" table:number-rows-spanned="2">
            <text:p>-0.765000000000001</text:p>
          </table:table-cell>
          <table:table-cell table:style-name="ce75" office:value-type="float" office:value="78.23" calcext:value-type="float">
            <text:p>78.23</text:p>
          </table:table-cell>
          <table:table-cell table:style-name="ce76" table:formula="of:=([.G9]+[.G10])/2" office:value-type="float" office:value="77.14" calcext:value-type="float" table:number-columns-spanned="1" table:number-rows-spanned="2">
            <text:p>77.14</text:p>
          </table:table-cell>
          <table:table-cell table:style-name="ce70" table:formula="of:=[.H9]-[.H$3]" office:value-type="float" office:value="-0.189999999999998" calcext:value-type="float" table:number-columns-spanned="1" table:number-rows-spanned="2">
            <text:p>-0.189999999999998</text:p>
          </table:table-cell>
          <table:table-cell table:style-name="ce37" table:formula="of:=([.I9]+[.F9])/2" office:value-type="float" office:value="-0.477499999999999" calcext:value-type="float" table:number-columns-spanned="1" table:number-rows-spanned="2">
            <text:p>-0.477499999999999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2.78" calcext:value-type="float">
            <text:p>72.78</text:p>
          </table:table-cell>
          <table:covered-table-cell table:style-name="ce65"/>
          <table:covered-table-cell table:style-name="ce71"/>
          <table:table-cell table:style-name="ce71" office:value-type="float" office:value="76.05" calcext:value-type="float">
            <text:p>76.05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1"/>
          <table:table-cell/>
          <table: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Begin distances – Min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7.63" calcext:value-type="float">
            <text:p>77.63</text:p>
          </table:table-cell>
          <table:table-cell table:style-name="ce64" table:formula="of:=([.D12]+[.D13])/2" office:value-type="float" office:value="75.235" calcext:value-type="float" table:number-columns-spanned="1" table:number-rows-spanned="2">
            <text:p>75.235</text:p>
          </table:table-cell>
          <table:table-cell table:style-name="ce70" table:formula="of:=[.E12]-[.E$3]" office:value-type="float" office:value="-0.295000000000002" calcext:value-type="float" table:number-columns-spanned="1" table:number-rows-spanned="2">
            <text:p>-0.295000000000002</text:p>
          </table:table-cell>
          <table:table-cell table:style-name="ce75" office:value-type="float" office:value="78.55" calcext:value-type="float">
            <text:p>78.55</text:p>
          </table:table-cell>
          <table:table-cell table:style-name="ce76" table:formula="of:=([.G12]+[.G13])/2" office:value-type="float" office:value="77.175" calcext:value-type="float" table:number-columns-spanned="1" table:number-rows-spanned="2">
            <text:p>77.175</text:p>
          </table:table-cell>
          <table:table-cell table:style-name="ce70" table:formula="of:=[.H12]-[.H$3]" office:value-type="float" office:value="-0.155000000000001" calcext:value-type="float" table:number-columns-spanned="1" table:number-rows-spanned="2">
            <text:p>-0.155000000000001</text:p>
          </table:table-cell>
          <table:table-cell table:style-name="ce37" table:formula="of:=([.I12]+[.F12])/2" office:value-type="float" office:value="-0.225000000000001" calcext:value-type="float" table:number-columns-spanned="1" table:number-rows-spanned="2">
            <text:p>-0.225000000000001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2.84" calcext:value-type="float">
            <text:p>72.84</text:p>
          </table:table-cell>
          <table:covered-table-cell table:style-name="ce65"/>
          <table:covered-table-cell table:style-name="ce71"/>
          <table:table-cell table:style-name="ce71" office:value-type="float" office:value="75.8" calcext:value-type="float">
            <text:p>75.8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2" table:number-columns-spanned="3" table:number-rows-spanned="1"/>
          <table:covered-table-cell/>
          <table:covered-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End distances – Max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7.87" calcext:value-type="float">
            <text:p>77.87</text:p>
          </table:table-cell>
          <table:table-cell table:style-name="ce64" table:formula="of:=([.D15]+[.D16])/2" office:value-type="float" office:value="75.53" calcext:value-type="float" table:number-columns-spanned="1" table:number-rows-spanned="2">
            <text:p>75.53</text:p>
          </table:table-cell>
          <table:table-cell table:style-name="ce70" table:formula="of:=[.E15]-[.E$3]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78.99" calcext:value-type="float">
            <text:p>78.99</text:p>
          </table:table-cell>
          <table:table-cell table:style-name="ce76" table:formula="of:=([.G15]+[.G16])/2" office:value-type="float" office:value="77.62" calcext:value-type="float" table:number-columns-spanned="1" table:number-rows-spanned="2">
            <text:p>77.62</text:p>
          </table:table-cell>
          <table:table-cell table:style-name="ce70" table:formula="of:=[.H15]-[.H$3]" office:value-type="float" office:value="0.290000000000006" calcext:value-type="float" table:number-columns-spanned="1" table:number-rows-spanned="2">
            <text:p>0.290000000000006</text:p>
          </table:table-cell>
          <table:table-cell table:style-name="ce37" table:formula="of:=([.I15]+[.F15])/2" office:value-type="float" office:value="0.145000000000003" calcext:value-type="float" table:number-columns-spanned="1" table:number-rows-spanned="2">
            <text:p>0.145000000000003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3.19" calcext:value-type="float">
            <text:p>73.19</text:p>
          </table:table-cell>
          <table:covered-table-cell table:style-name="ce65"/>
          <table:covered-table-cell table:style-name="ce71"/>
          <table:table-cell table:style-name="ce71" office:value-type="float" office:value="76.25" calcext:value-type="float">
            <text:p>76.25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1"/>
          <table:table-cell/>
          <table: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End distances – Min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6.2" calcext:value-type="float">
            <text:p>76.2</text:p>
          </table:table-cell>
          <table:table-cell table:style-name="ce64" table:formula="of:=([.D18]+[.D19])/2" office:value-type="float" office:value="74.385" calcext:value-type="float" table:number-columns-spanned="1" table:number-rows-spanned="2">
            <text:p>74.385</text:p>
          </table:table-cell>
          <table:table-cell table:style-name="ce70" table:formula="of:=[.E18]-[.E$3]" office:value-type="float" office:value="-1.14500000000001" calcext:value-type="float" table:number-columns-spanned="1" table:number-rows-spanned="2">
            <text:p>-1.14500000000001</text:p>
          </table:table-cell>
          <table:table-cell table:style-name="ce75" office:value-type="float" office:value="77.28" calcext:value-type="float">
            <text:p>77.28</text:p>
          </table:table-cell>
          <table:table-cell table:style-name="ce76" table:formula="of:=([.G18]+[.G19])/2" office:value-type="float" office:value="75.865" calcext:value-type="float" table:number-columns-spanned="1" table:number-rows-spanned="2">
            <text:p>75.865</text:p>
          </table:table-cell>
          <table:table-cell table:style-name="ce70" table:formula="of:=[.H18]-[.H$3]" office:value-type="float" office:value="-1.46499999999999" calcext:value-type="float" table:number-columns-spanned="1" table:number-rows-spanned="2">
            <text:p>-1.46499999999999</text:p>
          </table:table-cell>
          <table:table-cell table:style-name="ce37" table:formula="of:=([.I18]+[.F18])/2" office:value-type="float" office:value="-1.305" calcext:value-type="float" table:number-columns-spanned="1" table:number-rows-spanned="2">
            <text:p>-1.305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2.57" calcext:value-type="float">
            <text:p>72.57</text:p>
          </table:table-cell>
          <table:covered-table-cell table:style-name="ce65"/>
          <table:covered-table-cell table:style-name="ce71"/>
          <table:table-cell table:style-name="ce71" office:value-type="float" office:value="74.45" calcext:value-type="float">
            <text:p>74.45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2" table:number-columns-spanned="3" table:number-rows-spanned="1"/>
          <table:covered-table-cell/>
          <table:covered-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Source Primitive Arc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7.91" calcext:value-type="float">
            <text:p>77.91</text:p>
          </table:table-cell>
          <table:table-cell table:style-name="ce64" table:formula="of:=([.D21]+[.D22])/2" office:value-type="float" office:value="75.855" calcext:value-type="float" table:number-columns-spanned="1" table:number-rows-spanned="2">
            <text:p>75.855</text:p>
          </table:table-cell>
          <table:table-cell table:style-name="ce70" table:formula="of:=[.E21]-[.E$3]" office:value-type="float" office:value="0.324999999999989" calcext:value-type="float" table:number-columns-spanned="1" table:number-rows-spanned="2">
            <text:p>0.324999999999989</text:p>
          </table:table-cell>
          <table:table-cell table:style-name="ce75" office:value-type="float" office:value="79.16" calcext:value-type="float">
            <text:p>79.16</text:p>
          </table:table-cell>
          <table:table-cell table:style-name="ce76" table:formula="of:=([.G21]+[.G22])/2" office:value-type="float" office:value="77.575" calcext:value-type="float" table:number-columns-spanned="1" table:number-rows-spanned="2">
            <text:p>77.575</text:p>
          </table:table-cell>
          <table:table-cell table:style-name="ce70" table:formula="of:=[.H21]-[.H$3]" office:value-type="float" office:value="0.24499999999999" calcext:value-type="float" table:number-columns-spanned="1" table:number-rows-spanned="2">
            <text:p>0.24499999999999</text:p>
          </table:table-cell>
          <table:table-cell table:style-name="ce37" table:formula="of:=([.I21]+[.F21])/2" office:value-type="float" office:value="0.284999999999989" calcext:value-type="float" table:number-columns-spanned="1" table:number-rows-spanned="2">
            <text:p>0.284999999999989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3.8" calcext:value-type="float">
            <text:p>73.8</text:p>
          </table:table-cell>
          <table:covered-table-cell table:style-name="ce65"/>
          <table:covered-table-cell table:style-name="ce71"/>
          <table:table-cell table:style-name="ce71" office:value-type="float" office:value="75.99" calcext:value-type="float">
            <text:p>75.99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2" table:number-columns-spanned="3" table:number-rows-spanned="1"/>
          <table:covered-table-cell/>
          <table:covered-table-cell table:style-name="ce17"/>
          <table:table-cell/>
          <table:table-cell table:style-name="ce72"/>
          <table:table-cell table:style-name="ce69"/>
          <table:table-cell/>
          <table:table-cell table:style-name="ce11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Target Primitive Arc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7.8" calcext:value-type="float">
            <text:p>77.8</text:p>
          </table:table-cell>
          <table:table-cell table:style-name="ce64" table:formula="of:=([.D24]+[.D25])/2" office:value-type="float" office:value="76.055" calcext:value-type="float" table:number-columns-spanned="1" table:number-rows-spanned="2">
            <text:p>76.055</text:p>
          </table:table-cell>
          <table:table-cell table:style-name="ce70" table:formula="of:=[.E24]-[.E$3]" office:value-type="float" office:value="0.525000000000006" calcext:value-type="float" table:number-columns-spanned="1" table:number-rows-spanned="2">
            <text:p>0.525000000000006</text:p>
          </table:table-cell>
          <table:table-cell table:style-name="ce74" office:value-type="float" office:value="79.3" calcext:value-type="float">
            <text:p>79.3</text:p>
          </table:table-cell>
          <table:table-cell table:style-name="ce64" table:formula="of:=([.G24]+[.G25])/2" office:value-type="float" office:value="78.455" calcext:value-type="float" table:number-columns-spanned="1" table:number-rows-spanned="2">
            <text:p>78.455</text:p>
          </table:table-cell>
          <table:table-cell table:style-name="ce70" table:formula="of:=[.H24]-[.H$3]" office:value-type="float" office:value="1.125" calcext:value-type="float" table:number-columns-spanned="1" table:number-rows-spanned="2">
            <text:p>1.125</text:p>
          </table:table-cell>
          <table:table-cell table:style-name="ce38" table:formula="of:=([.I24]+[.F24])/2" office:value-type="float" office:value="0.825000000000003" calcext:value-type="float" table:number-columns-spanned="1" table:number-rows-spanned="2">
            <text:p>0.825000000000003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4.31" calcext:value-type="float">
            <text:p>74.31</text:p>
          </table:table-cell>
          <table:covered-table-cell table:style-name="ce65"/>
          <table:covered-table-cell table:style-name="ce71"/>
          <table:table-cell table:style-name="ce23" office:value-type="float" office:value="77.61" calcext:value-type="float">
            <text:p>77.61</text:p>
          </table:table-cell>
          <table:covered-table-cell table:style-name="ce65"/>
          <table:covered-table-cell table:style-name="ce71"/>
          <table:covered-table-cell/>
        </table:table-row>
        <table:table-row table:style-name="ro4">
          <table:table-cell/>
          <table:table-cell table:style-name="ce52" table:number-columns-spanned="3" table:number-rows-spanned="1"/>
          <table:covered-table-cell/>
          <table:covered-table-cell table:style-name="ce17"/>
          <table:table-cell/>
          <table:table-cell table:style-name="ce72"/>
          <table:table-cell table:style-name="ce69"/>
          <table:table-cell/>
          <table:table-cell table:style-name="ce11"/>
          <table:table-cell/>
        </table:table-row>
        <table:table-row table:style-name="ro5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6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6Op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3" table:number-columns-repeated="7" table:default-cell-style-name="Default"/>
        <table:table-row table:style-name="ro1">
          <table:table-cell/>
          <table:table-cell table:style-name="ce46"/>
          <table:table-cell table:style-name="ce53"/>
          <table:table-cell table:style-name="ce57"/>
          <table:table-cell table:number-columns-repeated="6"/>
        </table:table-row>
        <table:table-row table:style-name="ro1">
          <table:table-cell/>
          <table:table-cell table:style-name="ce46" office:value-type="string" calcext:value-type="string">
            <text:p>Property</text:p>
          </table:table-cell>
          <table:table-cell table:style-name="ce53" office:value-type="string" calcext:value-type="string">
            <text:p>Class</text:p>
          </table:table-cell>
          <table:table-cell table:style-name="ce58" office:value-type="string" calcext:value-type="string" table:number-columns-spanned="3" table:number-rows-spanned="1">
            <text:p>F1 (Average)</text:p>
          </table:table-cell>
          <table:covered-table-cell table:style-name="ce63"/>
          <table:covered-table-cell table:style-name="ce66"/>
          <table:table-cell table:style-name="ce73" office:value-type="string" calcext:value-type="string" table:number-columns-spanned="3" table:number-rows-spanned="1">
            <text:p>F1 (Max)</text:p>
          </table:table-cell>
          <table:covered-table-cell table:number-columns-repeated="2" table:style-name="ce63"/>
          <table:table-cell/>
        </table:table-row>
        <table:table-row table:style-name="ro9">
          <table:table-cell/>
          <table:table-cell table:style-name="ce47" office:value-type="string" calcext:value-type="string" table:number-columns-spanned="1" table:number-rows-spanned="2">
            <text:p>All</text:p>
            <text:p>End Distances – Avg</text:p>
            <text:p>Operator</text:p>
            <text:p>Complexity</text:p>
            <text:p><text:span text:style-name="T1">Type Statement</text:span></text:p>
            <text:p><text:span text:style-name="T2">Target Primitive Arc</text:span>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7.68" calcext:value-type="float">
            <text:p>77.68</text:p>
          </table:table-cell>
          <table:table-cell table:style-name="ce64" table:formula="of:=([.D3]+[.D4])/2" office:value-type="float" office:value="76.03" calcext:value-type="float" table:number-columns-spanned="1" table:number-rows-spanned="2">
            <text:p>76.03</text:p>
          </table:table-cell>
          <table:table-cell table:style-name="ce67" table:number-columns-spanned="1" table:number-rows-spanned="2"/>
          <table:table-cell table:style-name="ce74" office:value-type="float" office:value="78.71" calcext:value-type="float">
            <text:p>78.71</text:p>
          </table:table-cell>
          <table:table-cell table:style-name="ce64" table:formula="of:=([.G3]+[.G4])/2" office:value-type="float" office:value="78.3" calcext:value-type="float" table:number-columns-spanned="1" table:number-rows-spanned="2">
            <text:p>78.3</text:p>
          </table:table-cell>
          <table:table-cell table:style-name="ce67" table:number-columns-spanned="1" table:number-rows-spanned="2"/>
          <table:table-cell/>
        </table:table-row>
        <table:table-row table:style-name="ro9">
          <table:table-cell/>
          <table:covered-table-cell table:style-name="ce48"/>
          <table:table-cell table:style-name="ce55" office:value-type="string" calcext:value-type="string">
            <text:p>KNN</text:p>
          </table:table-cell>
          <table:table-cell table:style-name="ce60" office:value-type="float" office:value="74.38" calcext:value-type="float">
            <text:p>74.38</text:p>
          </table:table-cell>
          <table:covered-table-cell table:style-name="ce65"/>
          <table:covered-table-cell table:style-name="ce23"/>
          <table:table-cell table:style-name="ce23" office:value-type="float" office:value="77.89" calcext:value-type="float">
            <text:p>77.89</text:p>
          </table:table-cell>
          <table:covered-table-cell table:style-name="ce65"/>
          <table:covered-table-cell table:style-name="ce23"/>
          <table:table-cell/>
        </table:table-row>
        <table:table-row table:style-name="ro3">
          <table:table-cell/>
          <table:table-cell table:style-name="ce46"/>
          <table:table-cell table:style-name="ce53"/>
          <table:table-cell table:style-name="ce61"/>
          <table:table-cell/>
          <table:table-cell table:style-name="ce69"/>
          <table:table-cell table:style-name="ce57"/>
          <table:table-cell table:number-columns-repeated="3"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Begin distances – Avg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8.9" calcext:value-type="float">
            <text:p>78.9</text:p>
          </table:table-cell>
          <table:table-cell table:style-name="ce64" table:formula="of:=([.D6]+[.D7])/2" office:value-type="float" office:value="74.91" calcext:value-type="float" table:number-columns-spanned="1" table:number-rows-spanned="2">
            <text:p>74.91</text:p>
          </table:table-cell>
          <table:table-cell table:style-name="ce70" table:formula="of:=[.E6]-[.E$3]" office:value-type="float" office:value="-1.12" calcext:value-type="float" table:number-columns-spanned="1" table:number-rows-spanned="2">
            <text:p>-1.12</text:p>
          </table:table-cell>
          <table:table-cell table:style-name="ce75" office:value-type="float" office:value="80.53" calcext:value-type="float">
            <text:p>80.53</text:p>
          </table:table-cell>
          <table:table-cell table:style-name="ce76" table:formula="of:=([.G6]+[.G7])/2" office:value-type="float" office:value="77.93" calcext:value-type="float" table:number-columns-spanned="1" table:number-rows-spanned="2">
            <text:p>77.93</text:p>
          </table:table-cell>
          <table:table-cell table:style-name="ce70" table:formula="of:=[.H6]-[.H$3]" office:value-type="float" office:value="-0.36999999999999" calcext:value-type="float" table:number-columns-spanned="1" table:number-rows-spanned="2">
            <text:p>-0.36999999999999</text:p>
          </table:table-cell>
          <table:table-cell table:style-name="ce37" table:formula="of:=([.I6]+[.F6])/2" office:value-type="float" office:value="-0.744999999999997" calcext:value-type="float" table:number-columns-spanned="1" table:number-rows-spanned="2">
            <text:p>-0.744999999999997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0.92" calcext:value-type="float">
            <text:p>70.92</text:p>
          </table:table-cell>
          <table:covered-table-cell table:style-name="ce65"/>
          <table:covered-table-cell table:style-name="ce71"/>
          <table:table-cell table:style-name="ce71" office:value-type="float" office:value="75.33" calcext:value-type="float">
            <text:p>75.33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1"/>
          <table:table-cell/>
          <table: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Begin distances – Max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7.23" calcext:value-type="float">
            <text:p>77.23</text:p>
          </table:table-cell>
          <table:table-cell table:style-name="ce64" table:formula="of:=([.D9]+[.D10])/2" office:value-type="float" office:value="74.375" calcext:value-type="float" table:number-columns-spanned="1" table:number-rows-spanned="2">
            <text:p>74.375</text:p>
          </table:table-cell>
          <table:table-cell table:style-name="ce70" table:formula="of:=[.E9]-[.E$3]" office:value-type="float" office:value="-1.655" calcext:value-type="float" table:number-columns-spanned="1" table:number-rows-spanned="2">
            <text:p>-1.655</text:p>
          </table:table-cell>
          <table:table-cell table:style-name="ce75" office:value-type="float" office:value="77.99" calcext:value-type="float">
            <text:p>77.99</text:p>
          </table:table-cell>
          <table:table-cell table:style-name="ce76" table:formula="of:=([.G9]+[.G10])/2" office:value-type="float" office:value="77.015" calcext:value-type="float" table:number-columns-spanned="1" table:number-rows-spanned="2">
            <text:p>77.015</text:p>
          </table:table-cell>
          <table:table-cell table:style-name="ce70" table:formula="of:=[.H9]-[.H$3]" office:value-type="float" office:value="-1.285" calcext:value-type="float" table:number-columns-spanned="1" table:number-rows-spanned="2">
            <text:p>-1.285</text:p>
          </table:table-cell>
          <table:table-cell table:style-name="ce37" table:formula="of:=([.I9]+[.F9])/2" office:value-type="float" office:value="-1.47" calcext:value-type="float" table:number-columns-spanned="1" table:number-rows-spanned="2">
            <text:p>-1.47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1.52" calcext:value-type="float">
            <text:p>71.52</text:p>
          </table:table-cell>
          <table:covered-table-cell table:style-name="ce65"/>
          <table:covered-table-cell table:style-name="ce71"/>
          <table:table-cell table:style-name="ce71" office:value-type="float" office:value="76.04" calcext:value-type="float">
            <text:p>76.04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1"/>
          <table:table-cell/>
          <table: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Begin distances – Min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6.29" calcext:value-type="float">
            <text:p>76.29</text:p>
          </table:table-cell>
          <table:table-cell table:style-name="ce64" table:formula="of:=([.D12]+[.D13])/2" office:value-type="float" office:value="74.68" calcext:value-type="float" table:number-columns-spanned="1" table:number-rows-spanned="2">
            <text:p>74.68</text:p>
          </table:table-cell>
          <table:table-cell table:style-name="ce70" table:formula="of:=[.E12]-[.E$3]" office:value-type="float" office:value="-1.34999999999999" calcext:value-type="float" table:number-columns-spanned="1" table:number-rows-spanned="2">
            <text:p>-1.34999999999999</text:p>
          </table:table-cell>
          <table:table-cell table:style-name="ce75" office:value-type="float" office:value="78.15" calcext:value-type="float">
            <text:p>78.15</text:p>
          </table:table-cell>
          <table:table-cell table:style-name="ce76" table:formula="of:=([.G12]+[.G13])/2" office:value-type="float" office:value="77.05" calcext:value-type="float" table:number-columns-spanned="1" table:number-rows-spanned="2">
            <text:p>77.05</text:p>
          </table:table-cell>
          <table:table-cell table:style-name="ce70" table:formula="of:=[.H12]-[.H$3]" office:value-type="float" office:value="-1.24999999999999" calcext:value-type="float" table:number-columns-spanned="1" table:number-rows-spanned="2">
            <text:p>-1.24999999999999</text:p>
          </table:table-cell>
          <table:table-cell table:style-name="ce37" table:formula="of:=([.I12]+[.F12])/2" office:value-type="float" office:value="-1.29999999999999" calcext:value-type="float" table:number-columns-spanned="1" table:number-rows-spanned="2">
            <text:p>-1.29999999999999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3.07" calcext:value-type="float">
            <text:p>73.07</text:p>
          </table:table-cell>
          <table:covered-table-cell table:style-name="ce65"/>
          <table:covered-table-cell table:style-name="ce71"/>
          <table:table-cell table:style-name="ce71" office:value-type="float" office:value="75.95" calcext:value-type="float">
            <text:p>75.95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2" table:number-columns-spanned="3" table:number-rows-spanned="1"/>
          <table:covered-table-cell/>
          <table:covered-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End distances – Max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7.2" calcext:value-type="float">
            <text:p>77.2</text:p>
          </table:table-cell>
          <table:table-cell table:style-name="ce64" table:formula="of:=([.D15]+[.D16])/2" office:value-type="float" office:value="75.075" calcext:value-type="float" table:number-columns-spanned="1" table:number-rows-spanned="2">
            <text:p>75.075</text:p>
          </table:table-cell>
          <table:table-cell table:style-name="ce70" table:formula="of:=[.E15]-[.E$3]" office:value-type="float" office:value="-0.954999999999998" calcext:value-type="float" table:number-columns-spanned="1" table:number-rows-spanned="2">
            <text:p>-0.954999999999998</text:p>
          </table:table-cell>
          <table:table-cell table:style-name="ce75" office:value-type="float" office:value="78.14" calcext:value-type="float">
            <text:p>78.14</text:p>
          </table:table-cell>
          <table:table-cell table:style-name="ce76" table:formula="of:=([.G15]+[.G16])/2" office:value-type="float" office:value="77.465" calcext:value-type="float" table:number-columns-spanned="1" table:number-rows-spanned="2">
            <text:p>77.465</text:p>
          </table:table-cell>
          <table:table-cell table:style-name="ce70" table:formula="of:=[.H15]-[.H$3]" office:value-type="float" office:value="-0.834999999999994" calcext:value-type="float" table:number-columns-spanned="1" table:number-rows-spanned="2">
            <text:p>-0.834999999999994</text:p>
          </table:table-cell>
          <table:table-cell table:style-name="ce37" table:formula="of:=([.I15]+[.F15])/2" office:value-type="float" office:value="-0.894999999999996" calcext:value-type="float" table:number-columns-spanned="1" table:number-rows-spanned="2">
            <text:p>-0.894999999999996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2.95" calcext:value-type="float">
            <text:p>72.95</text:p>
          </table:table-cell>
          <table:covered-table-cell table:style-name="ce65"/>
          <table:covered-table-cell table:style-name="ce71"/>
          <table:table-cell table:style-name="ce71" office:value-type="float" office:value="76.79" calcext:value-type="float">
            <text:p>76.79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1"/>
          <table:table-cell/>
          <table: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End distances – Min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7.79" calcext:value-type="float">
            <text:p>77.79</text:p>
          </table:table-cell>
          <table:table-cell table:style-name="ce64" table:formula="of:=([.D18]+[.D19])/2" office:value-type="float" office:value="74.84" calcext:value-type="float" table:number-columns-spanned="1" table:number-rows-spanned="2">
            <text:p>74.84</text:p>
          </table:table-cell>
          <table:table-cell table:style-name="ce70" table:formula="of:=[.E18]-[.E$3]" office:value-type="float" office:value="-1.19" calcext:value-type="float" table:number-columns-spanned="1" table:number-rows-spanned="2">
            <text:p>-1.19</text:p>
          </table:table-cell>
          <table:table-cell table:style-name="ce75" office:value-type="float" office:value="78.4" calcext:value-type="float">
            <text:p>78.4</text:p>
          </table:table-cell>
          <table:table-cell table:style-name="ce76" table:formula="of:=([.G18]+[.G19])/2" office:value-type="float" office:value="76.725" calcext:value-type="float" table:number-columns-spanned="1" table:number-rows-spanned="2">
            <text:p>76.725</text:p>
          </table:table-cell>
          <table:table-cell table:style-name="ce70" table:formula="of:=[.H18]-[.H$3]" office:value-type="float" office:value="-1.575" calcext:value-type="float" table:number-columns-spanned="1" table:number-rows-spanned="2">
            <text:p>-1.575</text:p>
          </table:table-cell>
          <table:table-cell table:style-name="ce37" table:formula="of:=([.I18]+[.F18])/2" office:value-type="float" office:value="-1.3825" calcext:value-type="float" table:number-columns-spanned="1" table:number-rows-spanned="2">
            <text:p>-1.3825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1.89" calcext:value-type="float">
            <text:p>71.89</text:p>
          </table:table-cell>
          <table:covered-table-cell table:style-name="ce65"/>
          <table:covered-table-cell table:style-name="ce71"/>
          <table:table-cell table:style-name="ce71" office:value-type="float" office:value="75.05" calcext:value-type="float">
            <text:p>75.05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2" table:number-columns-spanned="3" table:number-rows-spanned="1"/>
          <table:covered-table-cell/>
          <table:covered-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Source Primitive Arc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7.31" calcext:value-type="float">
            <text:p>77.31</text:p>
          </table:table-cell>
          <table:table-cell table:style-name="ce64" table:formula="of:=([.D21]+[.D22])/2" office:value-type="float" office:value="75.31" calcext:value-type="float" table:number-columns-spanned="1" table:number-rows-spanned="2">
            <text:p>75.31</text:p>
          </table:table-cell>
          <table:table-cell table:style-name="ce70" table:formula="of:=[.E21]-[.E$3]" office:value-type="float" office:value="-0.719999999999999" calcext:value-type="float" table:number-columns-spanned="1" table:number-rows-spanned="2">
            <text:p>-0.719999999999999</text:p>
          </table:table-cell>
          <table:table-cell table:style-name="ce75" office:value-type="float" office:value="79.05" calcext:value-type="float">
            <text:p>79.05</text:p>
          </table:table-cell>
          <table:table-cell table:style-name="ce76" table:formula="of:=([.G21]+[.G22])/2" office:value-type="float" office:value="77.255" calcext:value-type="float" table:number-columns-spanned="1" table:number-rows-spanned="2">
            <text:p>77.255</text:p>
          </table:table-cell>
          <table:table-cell table:style-name="ce70" table:formula="of:=[.H21]-[.H$3]" office:value-type="float" office:value="-1.045" calcext:value-type="float" table:number-columns-spanned="1" table:number-rows-spanned="2">
            <text:p>-1.045</text:p>
          </table:table-cell>
          <table:table-cell table:style-name="ce37" table:formula="of:=([.I21]+[.F21])/2" office:value-type="float" office:value="-0.8825" calcext:value-type="float" table:number-columns-spanned="1" table:number-rows-spanned="2">
            <text:p>-0.8825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3.31" calcext:value-type="float">
            <text:p>73.31</text:p>
          </table:table-cell>
          <table:covered-table-cell table:style-name="ce65"/>
          <table:covered-table-cell table:style-name="ce71"/>
          <table:table-cell table:style-name="ce71" office:value-type="float" office:value="75.46" calcext:value-type="float">
            <text:p>75.46</text:p>
          </table:table-cell>
          <table:covered-table-cell table:style-name="ce77"/>
          <table:covered-table-cell table:style-name="ce71"/>
          <table:covered-table-cell/>
        </table:table-row>
        <table:table-row table:style-name="ro5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6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6Op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3" table:number-columns-repeated="7" table:default-cell-style-name="Default"/>
        <table:table-row table:style-name="ro1">
          <table:table-cell/>
          <table:table-cell table:style-name="ce46"/>
          <table:table-cell table:style-name="ce53"/>
          <table:table-cell table:style-name="ce57"/>
          <table:table-cell table:number-columns-repeated="6"/>
        </table:table-row>
        <table:table-row table:style-name="ro1">
          <table:table-cell/>
          <table:table-cell table:style-name="ce46" office:value-type="string" calcext:value-type="string">
            <text:p>Property</text:p>
          </table:table-cell>
          <table:table-cell table:style-name="ce53" office:value-type="string" calcext:value-type="string">
            <text:p>Class</text:p>
          </table:table-cell>
          <table:table-cell table:style-name="ce58" office:value-type="string" calcext:value-type="string" table:number-columns-spanned="3" table:number-rows-spanned="1">
            <text:p>F1 (Average)</text:p>
          </table:table-cell>
          <table:covered-table-cell table:style-name="ce63"/>
          <table:covered-table-cell table:style-name="ce66"/>
          <table:table-cell table:style-name="ce73" office:value-type="string" calcext:value-type="string" table:number-columns-spanned="3" table:number-rows-spanned="1">
            <text:p>F1 (Max)</text:p>
          </table:table-cell>
          <table:covered-table-cell table:number-columns-repeated="2" table:style-name="ce63"/>
          <table:table-cell/>
        </table:table-row>
        <table:table-row table:style-name="ro9">
          <table:table-cell/>
          <table:table-cell table:style-name="ce47" office:value-type="string" calcext:value-type="string" table:number-columns-spanned="1" table:number-rows-spanned="2">
            <text:p>All</text:p>
            <text:p>End Distances – Avg</text:p>
            <text:p>Operator</text:p>
            <text:p>Complexity</text:p>
            <text:p><text:span text:style-name="T1">Type Statement</text:span></text:p>
            <text:p><text:span text:style-name="T2">Target Primitive Arc</text:span>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7.68" calcext:value-type="float">
            <text:p>77.68</text:p>
          </table:table-cell>
          <table:table-cell table:style-name="ce64" table:formula="of:=([.D3]+[.D4])/2" office:value-type="float" office:value="75.925" calcext:value-type="float" table:number-columns-spanned="1" table:number-rows-spanned="2">
            <text:p>75.925</text:p>
          </table:table-cell>
          <table:table-cell table:style-name="ce67" table:number-columns-spanned="1" table:number-rows-spanned="2"/>
          <table:table-cell table:style-name="ce74" office:value-type="float" office:value="78.4" calcext:value-type="float">
            <text:p>78.4</text:p>
          </table:table-cell>
          <table:table-cell table:style-name="ce64" table:formula="of:=([.G3]+[.G4])/2" office:value-type="float" office:value="77.615" calcext:value-type="float" table:number-columns-spanned="1" table:number-rows-spanned="2">
            <text:p>77.615</text:p>
          </table:table-cell>
          <table:table-cell table:style-name="ce67" table:number-columns-spanned="1" table:number-rows-spanned="2"/>
          <table:table-cell/>
        </table:table-row>
        <table:table-row table:style-name="ro9">
          <table:table-cell/>
          <table:covered-table-cell table:style-name="ce48"/>
          <table:table-cell table:style-name="ce55" office:value-type="string" calcext:value-type="string">
            <text:p>KNN</text:p>
          </table:table-cell>
          <table:table-cell table:style-name="ce60" office:value-type="float" office:value="74.17" calcext:value-type="float">
            <text:p>74.17</text:p>
          </table:table-cell>
          <table:covered-table-cell table:style-name="ce65"/>
          <table:covered-table-cell table:style-name="ce23"/>
          <table:table-cell table:style-name="ce23" office:value-type="float" office:value="76.83" calcext:value-type="float">
            <text:p>76.83</text:p>
          </table:table-cell>
          <table:covered-table-cell table:style-name="ce65"/>
          <table:covered-table-cell table:style-name="ce23"/>
          <table:table-cell/>
        </table:table-row>
        <table:table-row table:style-name="ro3">
          <table:table-cell/>
          <table:table-cell table:style-name="ce46"/>
          <table:table-cell table:style-name="ce53"/>
          <table:table-cell table:style-name="ce61"/>
          <table:table-cell/>
          <table:table-cell table:style-name="ce69"/>
          <table:table-cell table:style-name="ce57"/>
          <table:table-cell table:number-columns-repeated="3"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Begin distances – Avg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7.32" calcext:value-type="float">
            <text:p>77.32</text:p>
          </table:table-cell>
          <table:table-cell table:style-name="ce64" table:formula="of:=([.D6]+[.D7])/2" office:value-type="float" office:value="74.425" calcext:value-type="float" table:number-columns-spanned="1" table:number-rows-spanned="2">
            <text:p>74.425</text:p>
          </table:table-cell>
          <table:table-cell table:style-name="ce70" table:formula="of:=[.E6]-[.E$3]" office:value-type="float" office:value="-1.50000000000001" calcext:value-type="float" table:number-columns-spanned="1" table:number-rows-spanned="2">
            <text:p>-1.50000000000001</text:p>
          </table:table-cell>
          <table:table-cell table:style-name="ce75" office:value-type="float" office:value="78.57" calcext:value-type="float">
            <text:p>78.57</text:p>
          </table:table-cell>
          <table:table-cell table:style-name="ce76" table:formula="of:=([.G6]+[.G7])/2" office:value-type="float" office:value="77.565" calcext:value-type="float" table:number-columns-spanned="1" table:number-rows-spanned="2">
            <text:p>77.565</text:p>
          </table:table-cell>
          <table:table-cell table:style-name="ce70" table:formula="of:=[.H6]-[.H$3]" office:value-type="float" office:value="-0.0500000000000114" calcext:value-type="float" table:number-columns-spanned="1" table:number-rows-spanned="2">
            <text:p>-0.050000000000011</text:p>
          </table:table-cell>
          <table:table-cell table:style-name="ce37" table:formula="of:=([.I6]+[.F6])/2" office:value-type="float" office:value="-0.775000000000013" calcext:value-type="float" table:number-columns-spanned="1" table:number-rows-spanned="2">
            <text:p>-0.775000000000013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1.53" calcext:value-type="float">
            <text:p>71.53</text:p>
          </table:table-cell>
          <table:covered-table-cell table:style-name="ce65"/>
          <table:covered-table-cell table:style-name="ce71"/>
          <table:table-cell table:style-name="ce71" office:value-type="float" office:value="76.56" calcext:value-type="float">
            <text:p>76.56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1"/>
          <table:table-cell/>
          <table: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Begin distances – Max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8.36" calcext:value-type="float">
            <text:p>78.36</text:p>
          </table:table-cell>
          <table:table-cell table:style-name="ce64" table:formula="of:=([.D9]+[.D10])/2" office:value-type="float" office:value="74.94" calcext:value-type="float" table:number-columns-spanned="1" table:number-rows-spanned="2">
            <text:p>74.94</text:p>
          </table:table-cell>
          <table:table-cell table:style-name="ce70" table:formula="of:=[.E9]-[.E$3]" office:value-type="float" office:value="-0.985000000000014" calcext:value-type="float" table:number-columns-spanned="1" table:number-rows-spanned="2">
            <text:p>-0.985000000000014</text:p>
          </table:table-cell>
          <table:table-cell table:style-name="ce75" office:value-type="float" office:value="79.27" calcext:value-type="float">
            <text:p>79.27</text:p>
          </table:table-cell>
          <table:table-cell table:style-name="ce76" table:formula="of:=([.G9]+[.G10])/2" office:value-type="float" office:value="77.48" calcext:value-type="float" table:number-columns-spanned="1" table:number-rows-spanned="2">
            <text:p>77.48</text:p>
          </table:table-cell>
          <table:table-cell table:style-name="ce70" table:formula="of:=[.H9]-[.H$3]" office:value-type="float" office:value="-0.135000000000019" calcext:value-type="float" table:number-columns-spanned="1" table:number-rows-spanned="2">
            <text:p>-0.135000000000019</text:p>
          </table:table-cell>
          <table:table-cell table:style-name="ce37" table:formula="of:=([.I9]+[.F9])/2" office:value-type="float" office:value="-0.560000000000017" calcext:value-type="float" table:number-columns-spanned="1" table:number-rows-spanned="2">
            <text:p>-0.560000000000017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1.52" calcext:value-type="float">
            <text:p>71.52</text:p>
          </table:table-cell>
          <table:covered-table-cell table:style-name="ce65"/>
          <table:covered-table-cell table:style-name="ce71"/>
          <table:table-cell table:style-name="ce71" office:value-type="float" office:value="75.69" calcext:value-type="float">
            <text:p>75.69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1"/>
          <table:table-cell/>
          <table: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Begin distances – Min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7.56" calcext:value-type="float">
            <text:p>77.56</text:p>
          </table:table-cell>
          <table:table-cell table:style-name="ce64" table:formula="of:=([.D12]+[.D13])/2" office:value-type="float" office:value="75.01" calcext:value-type="float" table:number-columns-spanned="1" table:number-rows-spanned="2">
            <text:p>75.01</text:p>
          </table:table-cell>
          <table:table-cell table:style-name="ce70" table:formula="of:=[.E12]-[.E$3]" office:value-type="float" office:value="-0.91500000000002" calcext:value-type="float" table:number-columns-spanned="1" table:number-rows-spanned="2">
            <text:p>-0.91500000000002</text:p>
          </table:table-cell>
          <table:table-cell table:style-name="ce75" office:value-type="float" office:value="78.76" calcext:value-type="float">
            <text:p>78.76</text:p>
          </table:table-cell>
          <table:table-cell table:style-name="ce76" table:formula="of:=([.G12]+[.G13])/2" office:value-type="float" office:value="77.545" calcext:value-type="float" table:number-columns-spanned="1" table:number-rows-spanned="2">
            <text:p>77.545</text:p>
          </table:table-cell>
          <table:table-cell table:style-name="ce70" table:formula="of:=[.H12]-[.H$3]" office:value-type="float" office:value="-0.0700000000000074" calcext:value-type="float" table:number-columns-spanned="1" table:number-rows-spanned="2">
            <text:p>-0.070000000000007</text:p>
          </table:table-cell>
          <table:table-cell table:style-name="ce37" table:formula="of:=([.I12]+[.F12])/2" office:value-type="float" office:value="-0.492500000000014" calcext:value-type="float" table:number-columns-spanned="1" table:number-rows-spanned="2">
            <text:p>-0.492500000000014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2.46" calcext:value-type="float">
            <text:p>72.46</text:p>
          </table:table-cell>
          <table:covered-table-cell table:style-name="ce65"/>
          <table:covered-table-cell table:style-name="ce71"/>
          <table:table-cell table:style-name="ce71" office:value-type="float" office:value="76.33" calcext:value-type="float">
            <text:p>76.33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2" table:number-columns-spanned="3" table:number-rows-spanned="1"/>
          <table:covered-table-cell/>
          <table:covered-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End distances – Max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7.98" calcext:value-type="float">
            <text:p>77.98</text:p>
          </table:table-cell>
          <table:table-cell table:style-name="ce64" table:formula="of:=([.D15]+[.D16])/2" office:value-type="float" office:value="75.87" calcext:value-type="float" table:number-columns-spanned="1" table:number-rows-spanned="2">
            <text:p>75.87</text:p>
          </table:table-cell>
          <table:table-cell table:style-name="ce70" table:formula="of:=[.E15]-[.E$3]" office:value-type="float" office:value="-0.0550000000000068" calcext:value-type="float" table:number-columns-spanned="1" table:number-rows-spanned="2">
            <text:p>-0.055000000000007</text:p>
          </table:table-cell>
          <table:table-cell table:style-name="ce75" office:value-type="float" office:value="78.7" calcext:value-type="float">
            <text:p>78.7</text:p>
          </table:table-cell>
          <table:table-cell table:style-name="ce76" table:formula="of:=([.G15]+[.G16])/2" office:value-type="float" office:value="77.79" calcext:value-type="float" table:number-columns-spanned="1" table:number-rows-spanned="2">
            <text:p>77.79</text:p>
          </table:table-cell>
          <table:table-cell table:style-name="ce70" table:formula="of:=[.H15]-[.H$3]" office:value-type="float" office:value="0.174999999999983" calcext:value-type="float" table:number-columns-spanned="1" table:number-rows-spanned="2">
            <text:p>0.174999999999983</text:p>
          </table:table-cell>
          <table:table-cell table:style-name="ce37" table:formula="of:=([.I15]+[.F15])/2" office:value-type="float" office:value="0.0599999999999881" calcext:value-type="float" table:number-columns-spanned="1" table:number-rows-spanned="2">
            <text:p>0.059999999999988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3.76" calcext:value-type="float">
            <text:p>73.76</text:p>
          </table:table-cell>
          <table:covered-table-cell table:style-name="ce65"/>
          <table:covered-table-cell table:style-name="ce71"/>
          <table:table-cell table:style-name="ce71" office:value-type="float" office:value="76.88" calcext:value-type="float">
            <text:p>76.88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1"/>
          <table:table-cell/>
          <table: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End distances – Min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7.66" calcext:value-type="float">
            <text:p>77.66</text:p>
          </table:table-cell>
          <table:table-cell table:style-name="ce64" table:formula="of:=([.D18]+[.D19])/2" office:value-type="float" office:value="74.965" calcext:value-type="float" table:number-columns-spanned="1" table:number-rows-spanned="2">
            <text:p>74.965</text:p>
          </table:table-cell>
          <table:table-cell table:style-name="ce70" table:formula="of:=[.E18]-[.E$3]" office:value-type="float" office:value="-0.960000000000008" calcext:value-type="float" table:number-columns-spanned="1" table:number-rows-spanned="2">
            <text:p>-0.960000000000008</text:p>
          </table:table-cell>
          <table:table-cell table:style-name="ce75" office:value-type="float" office:value="78.72" calcext:value-type="float">
            <text:p>78.72</text:p>
          </table:table-cell>
          <table:table-cell table:style-name="ce76" table:formula="of:=([.G18]+[.G19])/2" office:value-type="float" office:value="76.815" calcext:value-type="float" table:number-columns-spanned="1" table:number-rows-spanned="2">
            <text:p>76.815</text:p>
          </table:table-cell>
          <table:table-cell table:style-name="ce70" table:formula="of:=[.H18]-[.H$3]" office:value-type="float" office:value="-0.800000000000011" calcext:value-type="float" table:number-columns-spanned="1" table:number-rows-spanned="2">
            <text:p>-0.800000000000011</text:p>
          </table:table-cell>
          <table:table-cell table:style-name="ce37" table:formula="of:=([.I18]+[.F18])/2" office:value-type="float" office:value="-0.88000000000001" calcext:value-type="float" table:number-columns-spanned="1" table:number-rows-spanned="2">
            <text:p>-0.88000000000001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2.27" calcext:value-type="float">
            <text:p>72.27</text:p>
          </table:table-cell>
          <table:covered-table-cell table:style-name="ce65"/>
          <table:covered-table-cell table:style-name="ce71"/>
          <table:table-cell table:style-name="ce71" office:value-type="float" office:value="74.91" calcext:value-type="float">
            <text:p>74.91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2" table:number-columns-spanned="3" table:number-rows-spanned="1"/>
          <table:covered-table-cell/>
          <table:covered-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Source Primitive Arc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8.02" calcext:value-type="float">
            <text:p>78.02</text:p>
          </table:table-cell>
          <table:table-cell table:style-name="ce64" table:formula="of:=([.D21]+[.D22])/2" office:value-type="float" office:value="75.915" calcext:value-type="float" table:number-columns-spanned="1" table:number-rows-spanned="2">
            <text:p>75.915</text:p>
          </table:table-cell>
          <table:table-cell table:style-name="ce70" table:formula="of:=[.E21]-[.E$3]" office:value-type="float" office:value="-0.0100000000000193" calcext:value-type="float" table:number-columns-spanned="1" table:number-rows-spanned="2">
            <text:p>-0.010000000000019</text:p>
          </table:table-cell>
          <table:table-cell table:style-name="ce75" office:value-type="float" office:value="78.64" calcext:value-type="float">
            <text:p>78.64</text:p>
          </table:table-cell>
          <table:table-cell table:style-name="ce76" table:formula="of:=([.G21]+[.G22])/2" office:value-type="float" office:value="77.54" calcext:value-type="float" table:number-columns-spanned="1" table:number-rows-spanned="2">
            <text:p>77.54</text:p>
          </table:table-cell>
          <table:table-cell table:style-name="ce70" table:formula="of:=[.H21]-[.H$3]" office:value-type="float" office:value="-0.0750000000000171" calcext:value-type="float" table:number-columns-spanned="1" table:number-rows-spanned="2">
            <text:p>-0.075000000000017</text:p>
          </table:table-cell>
          <table:table-cell table:style-name="ce37" table:formula="of:=([.I21]+[.F21])/2" office:value-type="float" office:value="-0.0425000000000182" calcext:value-type="float" table:number-columns-spanned="1" table:number-rows-spanned="2">
            <text:p>-0.042500000000018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3.81" calcext:value-type="float">
            <text:p>73.81</text:p>
          </table:table-cell>
          <table:covered-table-cell table:style-name="ce65"/>
          <table:covered-table-cell table:style-name="ce71"/>
          <table:table-cell table:style-name="ce71" office:value-type="float" office:value="76.44" calcext:value-type="float">
            <text:p>76.44</text:p>
          </table:table-cell>
          <table:covered-table-cell table:style-name="ce77"/>
          <table:covered-table-cell table:style-name="ce71"/>
          <table:covered-table-cell/>
        </table:table-row>
        <table:table-row table:style-name="ro5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6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6Op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3" table:number-columns-repeated="7" table:default-cell-style-name="Default"/>
        <table:table-row table:style-name="ro1">
          <table:table-cell/>
          <table:table-cell table:style-name="ce46"/>
          <table:table-cell table:style-name="ce53"/>
          <table:table-cell table:style-name="ce57"/>
          <table:table-cell table:number-columns-repeated="6"/>
        </table:table-row>
        <table:table-row table:style-name="ro1">
          <table:table-cell/>
          <table:table-cell table:style-name="ce46" office:value-type="string" calcext:value-type="string">
            <text:p>Property</text:p>
          </table:table-cell>
          <table:table-cell table:style-name="ce53" office:value-type="string" calcext:value-type="string">
            <text:p>Class</text:p>
          </table:table-cell>
          <table:table-cell table:style-name="ce58" office:value-type="string" calcext:value-type="string" table:number-columns-spanned="3" table:number-rows-spanned="1">
            <text:p>F1 (Average)</text:p>
          </table:table-cell>
          <table:covered-table-cell table:style-name="ce63"/>
          <table:covered-table-cell table:style-name="ce66"/>
          <table:table-cell table:style-name="ce73" office:value-type="string" calcext:value-type="string" table:number-columns-spanned="3" table:number-rows-spanned="1">
            <text:p>F1 (Max)</text:p>
          </table:table-cell>
          <table:covered-table-cell table:number-columns-repeated="2" table:style-name="ce63"/>
          <table:table-cell/>
        </table:table-row>
        <table:table-row table:style-name="ro9">
          <table:table-cell/>
          <table:table-cell table:style-name="ce39" office:value-type="string" calcext:value-type="string" table:number-columns-spanned="1" table:number-rows-spanned="2">
            <text:p>All</text:p>
            <text:p>End Distances – Avg</text:p>
            <text:p>Operator</text:p>
            <text:p>Complexity</text:p>
            <text:p><text:span text:style-name="T1">Type Statement</text:span></text:p>
            <text:p><text:span text:style-name="T2">Target Primitive Arc</text:span></text:p>
          </table:table-cell>
          <table:table-cell table:style-name="ce43" office:value-type="string" calcext:value-type="string">
            <text:p>DT</text:p>
          </table:table-cell>
          <table:table-cell table:style-name="ce45" office:value-type="float" office:value="77.77" calcext:value-type="float">
            <text:p>77.77</text:p>
          </table:table-cell>
          <table:table-cell table:style-name="ce62" table:formula="of:=([.D3]+[.D4])/2" office:value-type="float" office:value="75.9" calcext:value-type="float" table:number-columns-spanned="1" table:number-rows-spanned="2">
            <text:p>75.9</text:p>
          </table:table-cell>
          <table:table-cell table:style-name="ce81" table:number-columns-spanned="1" table:number-rows-spanned="2"/>
          <table:table-cell table:style-name="ce85" office:value-type="float" office:value="78.59" calcext:value-type="float">
            <text:p>78.59</text:p>
          </table:table-cell>
          <table:table-cell table:style-name="ce62" table:formula="of:=([.G3]+[.G4])/2" office:value-type="float" office:value="77.73" calcext:value-type="float" table:number-columns-spanned="1" table:number-rows-spanned="2">
            <text:p>77.73</text:p>
          </table:table-cell>
          <table:table-cell table:style-name="ce81" table:number-columns-spanned="1" table:number-rows-spanned="2"/>
          <table:table-cell/>
        </table:table-row>
        <table:table-row table:style-name="ro9">
          <table:table-cell/>
          <table:covered-table-cell table:style-name="ce40"/>
          <table:table-cell table:style-name="ce44" office:value-type="string" calcext:value-type="string">
            <text:p>KNN</text:p>
          </table:table-cell>
          <table:table-cell table:style-name="ce56" office:value-type="float" office:value="74.03" calcext:value-type="float">
            <text:p>74.03</text:p>
          </table:table-cell>
          <table:covered-table-cell table:style-name="ce80"/>
          <table:covered-table-cell table:style-name="ce82"/>
          <table:table-cell table:style-name="ce82" office:value-type="float" office:value="76.87" calcext:value-type="float">
            <text:p>76.87</text:p>
          </table:table-cell>
          <table:covered-table-cell table:style-name="ce80"/>
          <table:covered-table-cell table:style-name="ce82"/>
          <table:table-cell/>
        </table:table-row>
        <table:table-row table:style-name="ro3">
          <table:table-cell/>
          <table:table-cell table:style-name="ce46"/>
          <table:table-cell table:style-name="ce53"/>
          <table:table-cell table:style-name="ce61"/>
          <table:table-cell/>
          <table:table-cell table:style-name="ce69"/>
          <table:table-cell table:style-name="ce57"/>
          <table:table-cell table:number-columns-repeated="3"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Begin distances – Avg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9.05" calcext:value-type="float">
            <text:p>79.05</text:p>
          </table:table-cell>
          <table:table-cell table:style-name="ce64" table:formula="of:=([.D6]+[.D7])/2" office:value-type="float" office:value="75.57" calcext:value-type="float" table:number-columns-spanned="1" table:number-rows-spanned="2">
            <text:p>75.57</text:p>
          </table:table-cell>
          <table:table-cell table:style-name="ce70" table:formula="of:=[.E6]-[.E$3]" office:value-type="float" office:value="-0.330000000000012" calcext:value-type="float" table:number-columns-spanned="1" table:number-rows-spanned="2">
            <text:p>-0.330000000000012</text:p>
          </table:table-cell>
          <table:table-cell table:style-name="ce75" office:value-type="float" office:value="80.41" calcext:value-type="float">
            <text:p>80.41</text:p>
          </table:table-cell>
          <table:table-cell table:style-name="ce76" table:formula="of:=([.G6]+[.G7])/2" office:value-type="float" office:value="78.24" calcext:value-type="float" table:number-columns-spanned="1" table:number-rows-spanned="2">
            <text:p>78.24</text:p>
          </table:table-cell>
          <table:table-cell table:style-name="ce70" table:formula="of:=[.H6]-[.H$3]" office:value-type="float" office:value="0.509999999999991" calcext:value-type="float" table:number-columns-spanned="1" table:number-rows-spanned="2">
            <text:p>0.509999999999991</text:p>
          </table:table-cell>
          <table:table-cell table:style-name="ce37" table:formula="of:=([.I6]+[.F6])/2" office:value-type="float" office:value="0.0899999999999892" calcext:value-type="float" table:number-columns-spanned="1" table:number-rows-spanned="2">
            <text:p>0.089999999999989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2.09" calcext:value-type="float">
            <text:p>72.09</text:p>
          </table:table-cell>
          <table:covered-table-cell table:style-name="ce65"/>
          <table:covered-table-cell table:style-name="ce71"/>
          <table:table-cell table:style-name="ce71" office:value-type="float" office:value="76.07" calcext:value-type="float">
            <text:p>76.07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1"/>
          <table:table-cell/>
          <table: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Begin distances – Max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6.39" calcext:value-type="float">
            <text:p>76.39</text:p>
          </table:table-cell>
          <table:table-cell table:style-name="ce64" table:formula="of:=([.D9]+[.D10])/2" office:value-type="float" office:value="74.19" calcext:value-type="float" table:number-columns-spanned="1" table:number-rows-spanned="2">
            <text:p>74.19</text:p>
          </table:table-cell>
          <table:table-cell table:style-name="ce70" table:formula="of:=[.E9]-[.E$3]" office:value-type="float" office:value="-1.71000000000001" calcext:value-type="float" table:number-columns-spanned="1" table:number-rows-spanned="2">
            <text:p>-1.71000000000001</text:p>
          </table:table-cell>
          <table:table-cell table:style-name="ce75" office:value-type="float" office:value="77.62" calcext:value-type="float">
            <text:p>77.62</text:p>
          </table:table-cell>
          <table:table-cell table:style-name="ce76" table:formula="of:=([.G9]+[.G10])/2" office:value-type="float" office:value="76.815" calcext:value-type="float" table:number-columns-spanned="1" table:number-rows-spanned="2">
            <text:p>76.815</text:p>
          </table:table-cell>
          <table:table-cell table:style-name="ce70" table:formula="of:=[.H9]-[.H$3]" office:value-type="float" office:value="-0.915000000000006" calcext:value-type="float" table:number-columns-spanned="1" table:number-rows-spanned="2">
            <text:p>-0.915000000000006</text:p>
          </table:table-cell>
          <table:table-cell table:style-name="ce37" table:formula="of:=([.I9]+[.F9])/2" office:value-type="float" office:value="-1.31250000000001" calcext:value-type="float" table:number-columns-spanned="1" table:number-rows-spanned="2">
            <text:p>-1.31250000000001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1.99" calcext:value-type="float">
            <text:p>71.99</text:p>
          </table:table-cell>
          <table:covered-table-cell table:style-name="ce65"/>
          <table:covered-table-cell table:style-name="ce71"/>
          <table:table-cell table:style-name="ce71" office:value-type="float" office:value="76.01" calcext:value-type="float">
            <text:p>76.01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1"/>
          <table:table-cell/>
          <table: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Begin distances – Min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7.99" calcext:value-type="float">
            <text:p>77.99</text:p>
          </table:table-cell>
          <table:table-cell table:style-name="ce64" table:formula="of:=([.D12]+[.D13])/2" office:value-type="float" office:value="75.235" calcext:value-type="float" table:number-columns-spanned="1" table:number-rows-spanned="2">
            <text:p>75.235</text:p>
          </table:table-cell>
          <table:table-cell table:style-name="ce70" table:formula="of:=[.E12]-[.E$3]" office:value-type="float" office:value="-0.665000000000006" calcext:value-type="float" table:number-columns-spanned="1" table:number-rows-spanned="2">
            <text:p>-0.665000000000006</text:p>
          </table:table-cell>
          <table:table-cell table:style-name="ce75" office:value-type="float" office:value="78.63" calcext:value-type="float">
            <text:p>78.63</text:p>
          </table:table-cell>
          <table:table-cell table:style-name="ce76" table:formula="of:=([.G12]+[.G13])/2" office:value-type="float" office:value="77.14" calcext:value-type="float" table:number-columns-spanned="1" table:number-rows-spanned="2">
            <text:p>77.14</text:p>
          </table:table-cell>
          <table:table-cell table:style-name="ce70" table:formula="of:=[.H12]-[.H$3]" office:value-type="float" office:value="-0.590000000000003" calcext:value-type="float" table:number-columns-spanned="1" table:number-rows-spanned="2">
            <text:p>-0.590000000000003</text:p>
          </table:table-cell>
          <table:table-cell table:style-name="ce37" table:formula="of:=([.I12]+[.F12])/2" office:value-type="float" office:value="-0.627500000000005" calcext:value-type="float" table:number-columns-spanned="1" table:number-rows-spanned="2">
            <text:p>-0.627500000000005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2.48" calcext:value-type="float">
            <text:p>72.48</text:p>
          </table:table-cell>
          <table:covered-table-cell table:style-name="ce65"/>
          <table:covered-table-cell table:style-name="ce71"/>
          <table:table-cell table:style-name="ce71" office:value-type="float" office:value="75.65" calcext:value-type="float">
            <text:p>75.65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2" table:number-columns-spanned="3" table:number-rows-spanned="1"/>
          <table:covered-table-cell/>
          <table:covered-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1" office:value-type="string" calcext:value-type="string" table:number-columns-spanned="1" table:number-rows-spanned="2">
            <text:p>End distances – Max</text:p>
          </table:table-cell>
          <table:table-cell table:style-name="ce43" office:value-type="string" calcext:value-type="string">
            <text:p>DT</text:p>
          </table:table-cell>
          <table:table-cell table:style-name="ce45" office:value-type="float" office:value="77.66" calcext:value-type="float">
            <text:p>77.66</text:p>
          </table:table-cell>
          <table:table-cell table:style-name="ce62" table:formula="of:=([.D15]+[.D16])/2" office:value-type="float" office:value="74.995" calcext:value-type="float" table:number-columns-spanned="1" table:number-rows-spanned="2">
            <text:p>74.995</text:p>
          </table:table-cell>
          <table:table-cell table:style-name="ce83" table:formula="of:=[.E15]-[.E$3]" office:value-type="float" office:value="-0.905000000000001" calcext:value-type="float" table:number-columns-spanned="1" table:number-rows-spanned="2">
            <text:p>-0.905000000000001</text:p>
          </table:table-cell>
          <table:table-cell table:style-name="ce86" office:value-type="float" office:value="78.7" calcext:value-type="float">
            <text:p>78.7</text:p>
          </table:table-cell>
          <table:table-cell table:style-name="ce87" table:formula="of:=([.G15]+[.G16])/2" office:value-type="float" office:value="76.925" calcext:value-type="float" table:number-columns-spanned="1" table:number-rows-spanned="2">
            <text:p>76.925</text:p>
          </table:table-cell>
          <table:table-cell table:style-name="ce83" table:formula="of:=[.H15]-[.H$3]" office:value-type="float" office:value="-0.804999999999993" calcext:value-type="float" table:number-columns-spanned="1" table:number-rows-spanned="2">
            <text:p>-0.804999999999993</text:p>
          </table:table-cell>
          <table:table-cell table:style-name="ce89" table:formula="of:=([.I15]+[.F15])/2" office:value-type="float" office:value="-0.854999999999997" calcext:value-type="float" table:number-columns-spanned="1" table:number-rows-spanned="2">
            <text:p>-0.854999999999997</text:p>
          </table:table-cell>
        </table:table-row>
        <table:table-row table:style-name="ro2">
          <table:table-cell/>
          <table:covered-table-cell table:style-name="ce42"/>
          <table:table-cell table:style-name="ce44" office:value-type="string" calcext:value-type="string">
            <text:p>KNN</text:p>
          </table:table-cell>
          <table:table-cell table:style-name="ce56" office:value-type="float" office:value="72.33" calcext:value-type="float">
            <text:p>72.33</text:p>
          </table:table-cell>
          <table:covered-table-cell table:style-name="ce80"/>
          <table:covered-table-cell table:style-name="ce84"/>
          <table:table-cell table:style-name="ce84" office:value-type="float" office:value="75.15" calcext:value-type="float">
            <text:p>75.15</text:p>
          </table:table-cell>
          <table:covered-table-cell table:style-name="ce88"/>
          <table:covered-table-cell table:style-name="ce84"/>
          <table:covered-table-cell table:style-name="ce90"/>
        </table:table-row>
        <table:table-row table:style-name="ro3">
          <table:table-cell/>
          <table:table-cell table:style-name="ce51"/>
          <table:table-cell/>
          <table: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End distances – Min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7.83" calcext:value-type="float">
            <text:p>77.83</text:p>
          </table:table-cell>
          <table:table-cell table:style-name="ce64" table:formula="of:=([.D18]+[.D19])/2" office:value-type="float" office:value="74.16" calcext:value-type="float" table:number-columns-spanned="1" table:number-rows-spanned="2">
            <text:p>74.16</text:p>
          </table:table-cell>
          <table:table-cell table:style-name="ce70" table:formula="of:=[.E18]-[.E$3]" office:value-type="float" office:value="-1.74000000000001" calcext:value-type="float" table:number-columns-spanned="1" table:number-rows-spanned="2">
            <text:p>-1.74000000000001</text:p>
          </table:table-cell>
          <table:table-cell table:style-name="ce75" office:value-type="float" office:value="78.26" calcext:value-type="float">
            <text:p>78.26</text:p>
          </table:table-cell>
          <table:table-cell table:style-name="ce76" table:formula="of:=([.G18]+[.G19])/2" office:value-type="float" office:value="75.765" calcext:value-type="float" table:number-columns-spanned="1" table:number-rows-spanned="2">
            <text:p>75.765</text:p>
          </table:table-cell>
          <table:table-cell table:style-name="ce70" table:formula="of:=[.H18]-[.H$3]" office:value-type="float" office:value="-1.965" calcext:value-type="float" table:number-columns-spanned="1" table:number-rows-spanned="2">
            <text:p>-1.965</text:p>
          </table:table-cell>
          <table:table-cell table:style-name="ce37" table:formula="of:=([.I18]+[.F18])/2" office:value-type="float" office:value="-1.85250000000001" calcext:value-type="float" table:number-columns-spanned="1" table:number-rows-spanned="2">
            <text:p>-1.85250000000001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0.49" calcext:value-type="float">
            <text:p>70.49</text:p>
          </table:table-cell>
          <table:covered-table-cell table:style-name="ce65"/>
          <table:covered-table-cell table:style-name="ce71"/>
          <table:table-cell table:style-name="ce71" office:value-type="float" office:value="73.27" calcext:value-type="float">
            <text:p>73.27</text:p>
          </table:table-cell>
          <table:covered-table-cell table:style-name="ce77"/>
          <table:covered-table-cell table:style-name="ce71"/>
          <table:covered-table-cell/>
        </table:table-row>
        <table:table-row table:style-name="ro3">
          <table:table-cell/>
          <table:table-cell table:style-name="ce52" table:number-columns-spanned="3" table:number-rows-spanned="1"/>
          <table:covered-table-cell/>
          <table:covered-table-cell table:style-name="ce17"/>
          <table:table-cell/>
          <table:table-cell table:style-name="ce72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 table:number-columns-spanned="1" table:number-rows-spanned="2">
            <text:p>Source Primitive Arc</text:p>
          </table:table-cell>
          <table:table-cell table:style-name="ce54" office:value-type="string" calcext:value-type="string">
            <text:p>DT</text:p>
          </table:table-cell>
          <table:table-cell table:style-name="ce59" office:value-type="float" office:value="78.02" calcext:value-type="float">
            <text:p>78.02</text:p>
          </table:table-cell>
          <table:table-cell table:style-name="ce64" table:formula="of:=([.D21]+[.D22])/2" office:value-type="float" office:value="76.135" calcext:value-type="float" table:number-columns-spanned="1" table:number-rows-spanned="2">
            <text:p>76.135</text:p>
          </table:table-cell>
          <table:table-cell table:style-name="ce70" table:formula="of:=[.E21]-[.E$3]" office:value-type="float" office:value="0.234999999999985" calcext:value-type="float" table:number-columns-spanned="1" table:number-rows-spanned="2">
            <text:p>0.234999999999985</text:p>
          </table:table-cell>
          <table:table-cell table:style-name="ce75" office:value-type="float" office:value="79.22" calcext:value-type="float">
            <text:p>79.22</text:p>
          </table:table-cell>
          <table:table-cell table:style-name="ce76" table:formula="of:=([.G21]+[.G22])/2" office:value-type="float" office:value="77.87" calcext:value-type="float" table:number-columns-spanned="1" table:number-rows-spanned="2">
            <text:p>77.87</text:p>
          </table:table-cell>
          <table:table-cell table:style-name="ce70" table:formula="of:=[.H21]-[.H$3]" office:value-type="float" office:value="0.140000000000001" calcext:value-type="float" table:number-columns-spanned="1" table:number-rows-spanned="2">
            <text:p>0.140000000000001</text:p>
          </table:table-cell>
          <table:table-cell table:style-name="ce38" table:formula="of:=([.I21]+[.F21])/2" office:value-type="float" office:value="0.187499999999993" calcext:value-type="float" table:number-columns-spanned="1" table:number-rows-spanned="2">
            <text:p>0.187499999999993</text:p>
          </table:table-cell>
        </table:table-row>
        <table:table-row table:style-name="ro2">
          <table:table-cell/>
          <table:covered-table-cell table:style-name="ce50"/>
          <table:table-cell table:style-name="ce55" office:value-type="string" calcext:value-type="string">
            <text:p>KNN</text:p>
          </table:table-cell>
          <table:table-cell table:style-name="ce60" office:value-type="float" office:value="74.25" calcext:value-type="float">
            <text:p>74.25</text:p>
          </table:table-cell>
          <table:covered-table-cell table:style-name="ce65"/>
          <table:covered-table-cell table:style-name="ce71"/>
          <table:table-cell table:style-name="ce71" office:value-type="float" office:value="76.52" calcext:value-type="float">
            <text:p>76.52</text:p>
          </table:table-cell>
          <table:covered-table-cell table:style-name="ce77"/>
          <table:covered-table-cell table:style-name="ce71"/>
          <table:covered-table-cell/>
        </table:table-row>
        <table:table-row table:style-name="ro5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6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/00/0000</text:date>, <text:time style:data-style-name="N2" text:time-value="10:05:21.705353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4:47:05.471806567</meta:creation-date>
    <dc:date>2019-08-09T12:24:07.729417256</dc:date>
    <meta:editing-duration>PT4H53M51S</meta:editing-duration>
    <meta:editing-cycles>75</meta:editing-cycles>
    <meta:generator>LibreOffice/6.0.7.3$Linux_X86_64 LibreOffice_project/00m0$Build-3</meta:generator>
    <meta:document-statistic meta:table-count="8" meta:cell-count="857" meta:object-count="0"/>
  </office:meta>
</office:document-meta>
</file>